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17.013cm" fo:margin-left="0cm" fo:margin-right="-0.012cm" table:align="margins"/>
    </style:style>
    <style:style style:name="categories.A" style:family="table-column">
      <style:table-column-properties style:column-width="3.969cm" style:rel-column-width="15288*"/>
    </style:style>
    <style:style style:name="categories.B" style:family="table-column">
      <style:table-column-properties style:column-width="13.044cm" style:rel-column-width="50247*"/>
    </style:style>
    <style:style style:name="categories.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paragraph-properties>
        <style:tab-stops>
          <style:tab-stop style:position="5.609cm"/>
        </style:tab-stops>
      </style:paragraph-properties>
      <style:text-properties fo:font-style="normal" style:font-style-asian="normal" style:font-style-complex="normal"/>
    </style:style>
    <style:style style:name="P13" style:family="paragraph" style:parent-style-name="First_20_line_20_indent">
      <style:text-properties fo:font-style="normal" fo:font-weight="normal" style:font-style-asian="normal" style:font-weight-asian="normal" style:font-style-complex="normal" style:font-weight-complex="normal"/>
    </style:style>
    <style:style style:name="P14" style:family="paragraph" style:parent-style-name="First_20_line_20_indent">
      <style:text-properties style:text-underline-style="none" fo:font-weight="normal" style:font-weight-asian="normal" style:font-weight-complex="normal"/>
    </style:style>
    <style:style style:name="P15" style:family="paragraph" style:parent-style-name="First_20_line_20_indent">
      <style:text-properties fo:font-style="italic" style:font-style-asian="italic" style:font-style-complex="italic"/>
    </style:style>
    <style:style style:name="P16" style:family="paragraph" style:parent-style-name="First_20_line_20_indent">
      <style:paragraph-properties>
        <style:tab-stops>
          <style:tab-stop style:position="5.609cm"/>
        </style:tab-stops>
      </style:paragraph-properties>
      <style:text-properties fo:font-style="italic" style:font-style-asian="italic" style:font-style-complex="italic"/>
    </style:style>
    <style:style style:name="P17" style:family="paragraph" style:parent-style-name="First_20_line_20_indent">
      <style:text-properties fo:font-style="italic" fo:font-weight="normal" style:font-style-asian="italic" style:font-weight-asian="normal" style:font-style-complex="italic" style:font-weight-complex="normal"/>
    </style:style>
    <style:style style:name="P18" style:family="paragraph" style:parent-style-name="First_20_line_20_indent">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19"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5.609cm"/>
        </style:tab-stops>
      </style:paragraph-properties>
      <style:text-properties fo:font-style="italic" style:text-underline-style="none" fo:font-weight="normal" style:font-style-asian="italic" style:font-weight-asian="normal" style:font-style-complex="italic" style:font-weight-complex="normal"/>
    </style:style>
    <style:style style:name="P21" style:family="paragraph" style:parent-style-name="First_20_line_20_indent">
      <style:text-properties fo:font-weight="normal" style:font-weight-asian="normal" style:font-weight-complex="normal"/>
    </style:style>
    <style:style style:name="P22" style:family="paragraph" style:parent-style-name="First_20_line_20_indent">
      <style:paragraph-properties>
        <style:tab-stops>
          <style:tab-stop style:position="5.609cm"/>
        </style:tab-stops>
      </style:paragraph-properties>
    </style:style>
    <style:style style:name="P23" style:family="paragraph" style:parent-style-name="Standard">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fo:font-style="italic" style:text-underline-style="none" fo:font-weight="normal" style:font-style-asian="italic" style:font-weight-asian="normal" style:font-style-complex="italic" style:font-weight-complex="normal"/>
    </style:style>
    <style:style style:name="P25" style:family="paragraph" style:parent-style-name="Quotations">
      <style:text-properties fo:font-style="normal" style:font-style-asian="normal" style:font-style-complex="normal"/>
    </style:style>
    <style:style style:name="P26" style:family="paragraph" style:parent-style-name="Quotations">
      <style:text-properties fo:font-weight="normal" style:font-weight-asian="normal" style:font-weight-complex="normal"/>
    </style:style>
    <style:style style:name="P27" style:family="paragraph" style:parent-style-name="Quotations">
      <style:text-properties fo:font-style="italic" fo:font-weight="normal" style:font-style-asian="italic" style:font-weight-asian="normal" style:font-style-complex="italic" style:font-weight-complex="normal"/>
    </style:style>
    <style:style style:name="P28" style:family="paragraph" style:parent-style-name="Index">
      <style:text-properties fo:font-style="normal" style:font-style-asian="normal" style:font-style-complex="normal"/>
    </style:style>
    <style:style style:name="P29" style:family="paragraph" style:parent-style-name="First_20_line_20_indent">
      <style:paragraph-properties fo:margin-left="0cm" fo:margin-right="0cm" fo:text-indent="0.499cm"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First_20_line_20_indent">
      <style:paragraph-properties fo:margin-left="0cm" fo:margin-right="0cm" fo:text-indent="0cm" style:auto-text-indent="false"/>
    </style:style>
    <style:style style:name="P31" style:family="paragraph" style:parent-style-name="Heading_20_3">
      <style:text-properties fo:font-size="13pt" fo:font-style="italic" style:font-size-asian="13pt" style:font-style-asian="italic" style:font-size-complex="13pt" style:font-style-complex="italic"/>
    </style:style>
    <style:style style:name="P32" style:family="paragraph" style:parent-style-name="Heading_20_3">
      <style:text-properties fo:font-style="italic" fo:font-weight="bold" style:font-style-asian="italic" style:font-weight-asian="bold" style:font-style-complex="italic" style:font-weight-complex="bold"/>
    </style:style>
    <style:style style:name="P33" style:family="paragraph" style:parent-style-name="Heading_20_3">
      <style:text-properties fo:font-style="italic" style:font-style-asian="italic" style:font-style-complex="italic"/>
    </style:style>
    <style:style style:name="P34" style:family="paragraph" style:parent-style-name="Heading_20_3">
      <style:text-properties fo:font-style="italic" style:text-underline-style="none" fo:font-weight="bold" style:font-style-asian="italic" style:font-weight-asian="bold" style:font-style-complex="italic" style:font-weight-complex="bold"/>
    </style:style>
    <style:style style:name="P35" style:family="paragraph" style:parent-style-name="Heading_20_3">
      <style:text-properties fo:font-weight="bold" style:font-weight-asian="bold" style:font-weight-complex="bold"/>
    </style:style>
    <style:style style:name="P36" style:family="paragraph" style:parent-style-name="Heading_20_3">
      <style:text-properties style:text-underline-style="none"/>
    </style:style>
    <style:style style:name="P37" style:family="paragraph" style:parent-style-name="Heading_20_3">
      <style:text-properties style:text-underline-style="none" fo:font-weight="bold" style:font-weight-asian="bold"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Quotations" style:list-style-name="L2"/>
    <style:style style:name="P40" style:family="paragraph" style:parent-style-name="Heading_20_2">
      <style:text-properties fo:font-style="italic" style:text-underline-style="none" fo:font-weight="bold" style:font-style-asian="italic" style:font-weight-asian="bold" style:font-style-complex="italic" style:font-weight-complex="bold"/>
    </style:style>
    <style:style style:name="P41" style:family="paragraph" style:parent-style-name="Heading_20_2">
      <style:text-properties fo:font-style="italic" style:font-style-asian="italic" style:font-style-complex="italic"/>
    </style:style>
    <style:style style:name="P42" style:family="paragraph" style:parent-style-name="Heading_20_2">
      <style:text-properties fo:font-weight="bold" style:font-weight-asian="bold" style:font-weight-complex="bold"/>
    </style:style>
    <style:style style:name="P43" style:family="paragraph" style:parent-style-name="Heading_20_2">
      <style:text-properties style:text-underline-style="none"/>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47" style:family="paragraph" style:parent-style-name="Heading_20_1">
      <style:paragraph-properties fo:break-before="page"/>
      <style:text-properties fo:font-style="normal" style:font-style-asian="normal" style:font-style-complex="normal"/>
    </style:style>
    <style:style style:name="P48" style:family="paragraph" style:parent-style-name="First_20_line_20_indent" style:list-style-name="L2"/>
    <style:style style:name="P49" style:family="paragraph" style:parent-style-name="First_20_line_20_indent" style:list-style-name="L3"/>
    <style:style style:name="P50" style:family="paragraph" style:parent-style-name="First_20_line_20_indent" style:list-style-name="L5"/>
    <style:style style:name="P51" style:family="paragraph" style:parent-style-name="First_20_line_20_indent" style:list-style-name="L6">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2" style:family="paragraph" style:parent-style-name="First_20_line_20_indent" style:list-style-name="L8">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3" style:family="paragraph" style:parent-style-name="First_20_line_20_indent" style:list-style-name="L9">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4" style:family="paragraph" style:parent-style-name="First_20_line_20_indent" style:list-style-name="L11">
      <style:paragraph-properties>
        <style:tab-stops>
          <style:tab-stop style:position="5.609cm"/>
        </style:tab-stops>
      </style:paragraph-properties>
      <style:text-properties fo:font-style="normal" style:text-underline-style="none" fo:font-weight="normal" style:font-style-asian="normal" style:font-weight-asian="normal" style:font-style-complex="normal" style:font-weight-complex="normal"/>
    </style:style>
    <style:style style:name="P55" style:family="paragraph" style:parent-style-name="First_20_line_20_indent">
      <style:paragraph-properties>
        <style:tab-stops>
          <style:tab-stop style:position="5.609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First_20_line_20_indent" style:list-style-name="L13">
      <style:paragraph-properties>
        <style:tab-stops>
          <style:tab-stop style:position="5.609cm"/>
        </style:tab-stops>
      </style:paragraph-properties>
      <style:text-properties fo:font-style="normal" fo:font-weight="normal" style:font-style-asian="normal" style:font-weight-asian="normal" style:font-style-complex="normal" style:font-weight-complex="normal"/>
    </style:style>
    <style:style style:name="P57" style:family="paragraph" style:parent-style-name="First_20_line_20_indent" style:list-style-name="L10"/>
    <style:style style:name="P58" style:family="paragraph" style:parent-style-name="First_20_line_20_indent" style:list-style-name="L12"/>
    <style:style style:name="P59" style:family="paragraph" style:parent-style-name="First_20_line_20_indent">
      <style:paragraph-properties>
        <style:tab-stops>
          <style:tab-stop style:position="5.609cm"/>
        </style:tab-stops>
      </style:paragraph-properties>
    </style:style>
    <style:style style:name="P60" style:family="paragraph" style:parent-style-name="First_20_line_20_indent" style:list-style-name="L13">
      <style:paragraph-properties>
        <style:tab-stops>
          <style:tab-stop style:position="5.609cm"/>
        </style:tab-stops>
      </style:paragraph-properties>
    </style:style>
    <style:style style:name="P61" style:family="paragraph" style:parent-style-name="First_20_line_20_indent" style:list-style-name="L13">
      <style:paragraph-properties>
        <style:tab-stops>
          <style:tab-stop style:position="5.609cm"/>
        </style:tab-stops>
      </style:paragraph-properties>
      <style:text-properties fo:font-weight="normal" style:font-weight-asian="normal" style:font-weight-complex="normal"/>
    </style:style>
    <style:style style:name="P62" style:family="paragraph" style:parent-style-name="First_20_line_20_indent">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63" style:family="paragraph" style:parent-style-name="First_20_line_20_indent" style:list-style-name="L13">
      <style:paragraph-properties>
        <style:tab-stops>
          <style:tab-stop style:position="5.609cm"/>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list-style-name="L1">
      <style:text-properties fo:font-style="normal" style:font-style-asian="normal" style:font-style-complex="normal"/>
    </style:style>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Text_20_body" style:list-style-name="L4"/>
    <style:style style:name="P67" style:family="paragraph" style:parent-style-name="Text_20_body" style:list-style-name="L7"/>
    <style:style style:name="P6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font-style="normal" style:text-underline-style="none" style:language-asian="ja" style:country-asian="JP" style:font-style-asian="normal" style:font-style-complex="normal"/>
    </style:style>
    <style:style style:name="T29" style:family="text">
      <style:text-properties style:font-name="Times New Roman" style:text-underline-style="none"/>
    </style:style>
    <style:style style:name="T30" style:family="text">
      <style:text-properties style:font-name="Times New Roman" style:text-underline-style="none" fo:font-weight="bold" style:font-weight-asian="bold" style:font-weight-complex="bold"/>
    </style:style>
    <style:style style:name="T31" style:family="text">
      <style:text-properties style:font-name="Times New Roman" style:text-underline-style="none" fo:font-weight="bold" style:language-asian="ja" style:country-asian="JP" style:font-weight-asian="bold" style:font-weight-complex="bold"/>
    </style:style>
    <style:style style:name="T32" style:family="text">
      <style:text-properties style:font-name="Times New Roman" style:text-underline-style="none" style:language-asian="ja" style:country-asian="JP"/>
    </style:style>
    <style:style style:name="T33" style:family="text">
      <style:text-properties style:font-name="Times New Roman" fo:font-style="italic" style:text-underline-style="none" fo:font-weight="normal" style:font-style-asian="italic" style:font-weight-asian="normal" style:font-style-complex="italic" style:font-weight-complex="normal"/>
    </style:style>
    <style:style style:name="T34"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5" style:family="text">
      <style:text-properties style:font-name="Times New Roman" fo:font-style="italic" style:text-underline-style="none" style:font-style-asian="italic" style:font-style-complex="italic"/>
    </style:style>
    <style:style style:name="T36" style:family="text">
      <style:text-properties style:font-name="Times New Roman" fo:font-style="italic" style:text-underline-style="none" style:language-asian="ja" style:country-asian="JP" style:font-style-asian="italic" style:font-style-complex="italic"/>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text-underline-style="none" style:language-asian="ja" style:country-asian="JP" style:font-style-asian="italic" style:font-style-complex="italic"/>
    </style:style>
    <style:style style:name="T39"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0"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1"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2"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3" style:family="text">
      <style:text-properties style:font-name="Arial" fo:font-style="normal" style:text-underline-style="none" fo:font-weight="bold" style:font-name-asian="Times New Roman" style:language-asian="ja" style:country-asian="JP" style:font-style-asian="normal" style:font-weight-asian="bold" style:font-style-complex="normal" style:font-weight-complex="bold"/>
    </style:style>
    <style:style style:name="T44"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46"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47"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193cm" fo:text-indent="-0.635cm" fo:margin-left="2.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28cm" fo:text-indent="-0.635cm" fo:margin-left="2.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63cm" fo:text-indent="-0.635cm" fo:margin-left="3.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98cm" fo:text-indent="-0.635cm" fo:margin-left="4.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33cm" fo:text-indent="-0.635cm" fo:margin-left="4.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68cm" fo:text-indent="-0.635cm" fo:margin-left="5.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03cm" fo:text-indent="-0.635cm" fo:margin-left="6.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38cm" fo:text-indent="-0.635cm" fo:margin-left="6.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73cm" fo:text-indent="-0.635cm" fo:margin-left="7.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08cm" fo:text-indent="-0.635cm" fo:margin-left="7.908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0</text:p>
      <text:p text:style-name="Text_20_body">This document is a manual for Sagittarius, a Mostly R6RS Scheme implementation. This is for version 0.2.0.</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38"><text:s/>1 Introduction<text:tab/>4</text:p>
          <text:p text:style-name="P68"><text:s/>1.1 Overview of Sagittarius<text:tab/>4</text:p>
          <text:p text:style-name="P68"><text:s/>1.2 Notations<text:tab/>4</text:p>
          <text:p text:style-name="P38"><text:s/>2 Programming in Sagittarius<text:tab/>6</text:p>
          <text:p text:style-name="P68"><text:s/>2.1 Invoking sash<text:tab/>6</text:p>
          <text:p text:style-name="P68"><text:s/>2.2 Writing Scheme scripts<text:tab/>6</text:p>
          <text:p text:style-name="P38"><text:s/>3 R6RS Libraries<text:tab/>7</text:p>
          <text:p text:style-name="P68"><text:s/>3.1 (rnrs (6))<text:tab/>7</text:p>
          <text:p text:style-name="P68"><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oft-page-break/><text:s/>3.2.27 Macro transformers<text:tab/>25</text:p>
          <text:p text:style-name="P68"><text:s/>3.3 (rnrs unicode (6))<text:tab/>26</text:p>
          <text:p text:style-name="P44"><text:s/>3.3.1 Characters<text:tab/>27</text:p>
          <text:p text:style-name="P44"><text:s/>3.3.2 Strings<text:tab/>27</text:p>
          <text:p text:style-name="P68"><text:s/>3.4 (rnrs bytevectors (6)<text:tab/>28</text:p>
          <text:p text:style-name="P44"><text:s/>3.4.1 General operations<text:tab/>28</text:p>
          <text:p text:style-name="P44"><text:s/>3.4.2 Operation on bytes and octets<text:tab/>29</text:p>
          <text:p text:style-name="P44"><text:s/>3.4.3 Operations on integers of arbitary size<text:tab/>30</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68"><text:s/>3.5 (rnrs lists (6))<text:tab/>34</text:p>
          <text:p text:style-name="P68"><text:s/>3.6 (rnrs sorting (6))<text:tab/>36</text:p>
          <text:p text:style-name="P68"><text:s/>3.7 (rnrs control (6))<text:tab/>36</text:p>
          <text:p text:style-name="P68"><text:s/>3.8 (rnrs records syntactic (6))<text:tab/>38</text:p>
          <text:p text:style-name="P68"><text:s/>3.9 (rnrs records procedural (6))<text:tab/>43</text:p>
          <text:p text:style-name="P68"><text:s/>3.10 (rnrs records inspection (6))<text:tab/>46</text:p>
          <text:p text:style-name="P68"><text:s/>3.11 (rnrs exceptions (6))<text:tab/>47</text:p>
          <text:p text:style-name="P68"><text:s/>3.12 (rnrs conditions (6))<text:tab/>47</text:p>
          <text:p text:style-name="P44"><text:s/>3.12.1 Standard condition types<text:tab/>48</text:p>
          <text:p text:style-name="P68"><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68"><text:s/>3.14 (rnrs files (6))<text:tab/>62</text:p>
          <text:p text:style-name="P68"><text:s/>3.15 (rnrs programs (6))<text:tab/>62</text:p>
          <text:p text:style-name="P68"><text:s/>3.16 Arithmetic libraries<text:tab/>62</text:p>
          <text:p text:style-name="P44"><text:s/>3.16.1 Fixnum<text:tab/>63</text:p>
          <text:p text:style-name="P44"><text:s/>3.16.2 Flonums<text:tab/>67</text:p>
          <text:p text:style-name="P44"><text:s/>3.16.3 Exact bitwise arithmetic<text:tab/>69</text:p>
          <text:p text:style-name="P68"><text:s/>3.17 (rnrs syntax-case (6))<text:tab/>73</text:p>
          <text:p text:style-name="P68"><text:soft-page-break/><text:s/>3.18 (rnrs hashtables (6))<text:tab/>75</text:p>
          <text:p text:style-name="P68"><text:s/>3.19 (rnrs enums (6))<text:tab/>77</text:p>
          <text:p text:style-name="P68"><text:s/>3.20 (rnrs eval (6))<text:tab/>78</text:p>
          <text:p text:style-name="P68"><text:s/>3.21 (rnrs mutable-pairs (6))<text:tab/>78</text:p>
          <text:p text:style-name="P68"><text:s/>3.22 (rnrs mutable-strings (6))<text:tab/>78</text:p>
          <text:p text:style-name="P68"><text:s/>3.23 (rnrs r5rs (6))<text:tab/>79</text:p>
          <text:p text:style-name="P38"><text:s/>4 Extra Libraries<text:tab/>80</text:p>
          <text:p text:style-name="P68"><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index-body>
      </text:table-of-content>
      <text:p text:style-name="Text_20_body"/>
      <text:h text:style-name="P45"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9"><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3"/>
      <text:p text:style-name="P23">For functions, <text:span text:style-name="T21">syntaxes</text:span>, or macros, the the entry may be followed by one or more arguments. In the argumuents list, following notations may appear.</text:p>
      <text:p text:style-name="P23"/>
      <text:p text:style-name="P24">arg …</text:p>
      <text:p text:style-name="P14">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46" text:outline-level="1">Programming in Sagittarius</text:h>
      <text:h text:style-name="P40" text:outline-level="2">Invoking sash</text:h>
      <text:p text:style-name="P5"><text:span text:style-name="T13">Sagittarius can be used either as an independent Schame interpreter or an embedded Scheme librar.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47"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41"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40500509" text:style-name="L1">
        <text:list-item>
          <text:p text:style-name="P64">(rnrs base (6))</text:p>
        </text:list-item>
        <text:list-item>
          <text:p text:style-name="P64">(rnrs unicode (6)</text:p>
        </text:list-item>
        <text:list-item>
          <text:p text:style-name="P64">(rnrs bytevector (6))</text:p>
        </text:list-item>
        <text:list-item>
          <text:p text:style-name="P64">(rnrs lists (6))</text:p>
        </text:list-item>
        <text:list-item>
          <text:p text:style-name="P64">(rnrs sorting (6))</text:p>
        </text:list-item>
        <text:list-item>
          <text:p text:style-name="P64">(rnrs control (6))</text:p>
        </text:list-item>
        <text:list-item>
          <text:p text:style-name="P64">(rnrs records syntactic (6))</text:p>
        </text:list-item>
        <text:list-item>
          <text:p text:style-name="P64">(rnrs records procedural (6))</text:p>
        </text:list-item>
        <text:list-item>
          <text:p text:style-name="P64">(rnrs records inspection (6))</text:p>
        </text:list-item>
        <text:list-item>
          <text:p text:style-name="P64">(rnrs exceptions (6))</text:p>
        </text:list-item>
        <text:list-item>
          <text:p text:style-name="P64">(rnrs conditions (6))</text:p>
        </text:list-item>
        <text:list-item>
          <text:p text:style-name="P64">(rnrs io ports (6))</text:p>
        </text:list-item>
        <text:list-item>
          <text:p text:style-name="P64">(rnrs io simple (6))</text:p>
        </text:list-item>
        <text:list-item>
          <text:p text:style-name="P64">(rnrs files (6))</text:p>
        </text:list-item>
        <text:list-item>
          <text:p text:style-name="P64">(rnrs programs (6))</text:p>
        </text:list-item>
        <text:list-item>
          <text:p text:style-name="P64">(rnrs arithmetic fixnums (6))</text:p>
        </text:list-item>
        <text:list-item>
          <text:p text:style-name="P64">(rnrs arithmetic flonums (6))</text:p>
        </text:list-item>
        <text:list-item>
          <text:p text:style-name="P64">(rnrs arithmetic bitwise (6))</text:p>
        </text:list-item>
        <text:list-item>
          <text:p text:style-name="P64">(rnrs syntax-case (6))</text:p>
        </text:list-item>
        <text:list-item>
          <text:p text:style-name="P64">(rnrs hashtables (6))</text:p>
        </text:list-item>
        <text:list-item>
          <text:p text:style-name="P64">(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31"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31" text:outline-level="3">Syntax definitions</text:h>
      <text:p text:style-name="Index"><text:span text:style-name="Category">Syntax:</text:span><text:span text:style-name="T10">define-syntax</text:span><text:span text:style-name="T9"> </text:span><text:span text:style-name="T17">keyword expression</text:span></text:p>
      <text:p text:style-name="P11"><text:span text:style-name="T9">[R6RS] The define-syntax form is a </text:span><text:span text:style-name="T17">definition </text:span><text:span text:style-name="T9">used to create keyword bindings and may appear anywhere other definitions may appear.</text:span></text:p>
      <text:p text:style-name="P11"><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32" text:outline-level="3">Quotation</text:h>
      <text:p text:style-name="Index"><text:span text:style-name="Category"><text:span text:style-name="T9">Syntax:</text:span></text:span><text:span text:style-name="T10">quote</text:span> <text:span text:style-name="T16">datum</text:span></text:p>
      <text:p text:style-name="P11">[R6RS] <text:span text:style-name="T16">quote</text:span> evaluates to the datum value represented by <text:span text:style-name="T16">datum</text:span></text:p>
      <text:p text:style-name="P25">(quote a) <text:s text:c="22"/>⇒ <text:s/>a</text:p>
      <text:p text:style-name="P25">(quote #(a b c)) <text:s text:c="12"/>⇒ <text:s/>#(a b c)</text:p>
      <text:p text:style-name="P25">(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1"><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26">(lambda (x) (+ x x)) <text:s text:c="12"/>⇒ <text:s/>a procedure</text:p>
      <text:p text:style-name="P26">((lambda (x) (+ x x)) 4) <text:s text:c="7"/>⇒ <text:s/>8</text:p>
      <text:p text:style-name="P26">((lambda (x)</text:p>
      <text:p text:style-name="P26"><text:s text:c="3"/>(define (p y) (+ y 1))</text:p>
      <text:p text:style-name="P26"><text:s text:c="3"/>(+ (p x) x)) 5) <text:s text:c="19"/>⇒ 11</text:p>
      <text:p text:style-name="P26"/>
      <text:p text:style-name="P26">(define reverse-subtract (lambda (x y) (- y x)))</text:p>
      <text:p text:style-name="P26">(reverse-subtract 7 10) <text:s text:c="9"/>⇒ <text:s/>3</text:p>
      <text:p text:style-name="P26"/>
      <text:p text:style-name="P26">(define add4 (let ((x 4)) (lambda (y) (+ x y))))</text:p>
      <text:p text:style-name="P26">(add4 6) <text:s text:c="31"/>⇒ <text:s/>10</text:p>
      <text:p text:style-name="First_20_line_20_indent"><text:span text:style-name="T17">Formals</text:span><text:span text:style-name="T9"> must have one of the following forms:</text:span></text:p>
      <text:list xml:id="list40513137" text:style-name="L2">
        <text:list-item>
          <text:p text:style-name="P48">(&lt;<text:span text:style-name="T16">variable1</text:span>&gt; ...): The procedure takes a fixed number of arguments; when the procedure is called, the arguments are stored in the bindings of the corresponding variables.</text:p>
        </text:list-item>
        <text:list-item>
          <text:p text:style-name="P48">&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48">(&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39">((lambda x x) 3 4 5 6) <text:s text:c="17"/>⇒ <text:s/>(3 4 5 6)</text:p>
          <text:p text:style-name="P39">((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35"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1"><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enclosing the set! expression or at the top level. The result of the set! expression is unspecified.</text:span></text:p>
      <text:p text:style-name="P11"><text:span text:style-name="T9">NB: R6RS requires to throw syntax violation if </text:span><text:span text:style-name="T17">variable </text:span><text:span text:style-name="T9">referes immutable binding. In Sagittarius, however, it won't throw any error.</text:span></text:p>
      <text:h text:style-name="P35" text:outline-level="3">Derived conditionals</text:h>
      <text:p text:style-name="Index"><text:span text:style-name="Category"><text:span text:style-name="T8">Syntax:</text:span></text:span><text:span text:style-name="T7">cond</text:span><text:span text:style-name="T17"> clause …</text:span></text:p>
      <text:p text:style-name="P11"><text:span text:style-name="T9">[R6RS] Each </text:span><text:span text:style-name="T17">clause</text:span><text:span text:style-name="T9"> must be the form</text:span></text:p>
      <text:p text:style-name="P17">(test expression …)</text:p>
      <text:p text:style-name="P17">(test =&gt; expression)</text:p>
      <text:p text:style-name="P15"><text:span text:style-name="T9">(</text:span><text:span text:style-name="T8">else </text:span><text:span text:style-name="T9">expression …)</text:span></text:p>
      <text:p text:style-name="P13">The last form can appear only in the last clause.</text:p>
      <text:p text:style-name="P11">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1"><text:span text:style-name="T9">[R6RS] </text:span><text:span text:style-name="T17">Key</text:span><text:span text:style-name="T9"> must be an expression. Each </text:span><text:span text:style-name="T17">clause</text:span><text:span text:style-name="T9"> must have one of the following forms:</text:span></text:p>
      <text:p text:style-name="P11"><text:span text:style-name="T9">((</text:span><text:span text:style-name="T17">datum </text:span><text:span text:style-name="T9">...) </text:span><text:span text:style-name="T17">expression </text:span><text:span text:style-name="T9">...)</text:span></text:p>
      <text:p text:style-name="P11"><text:span text:style-name="T9">(else </text:span><text:span text:style-name="T17">expression </text:span><text:span text:style-name="T9">…)</text:span></text:p>
      <text:p text:style-name="P13">The last form can appear only in the last clause.</text:p>
      <text:p text:style-name="P11"><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1"><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26">(and (= 2 2) (&gt; 2 1)) <text:s text:c="10"/>⇒ <text:s/>#t</text:p>
      <text:p text:style-name="P26">(and (= 2 2) (&lt; 2 1)) <text:s text:c="10"/>⇒ <text:s/>#f</text:p>
      <text:p text:style-name="P26">(and 1 2 'c '(f g)) <text:s text:c="16"/>⇒ <text:s/>(f g)</text:p>
      <text:p text:style-name="P26">(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26">(or (= 2 2) (&gt; 2 1)) <text:s text:c="19"/>⇒ <text:s/>#t</text:p>
      <text:p text:style-name="P26">(or (= 2 2) (&lt; 2 1)) <text:s text:c="19"/>⇒ <text:s/>#t</text:p>
      <text:p text:style-name="P26">(or #f #f #f) <text:s text:c="8"/>⇒ <text:s/>#f</text:p>
      <text:p text:style-name="P26">(or '(b c) (/ 3 0)) <text:s text:c="20"/>⇒ <text:s/>(b c)</text:p>
      <text:h text:style-name="P35"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1">It should be possible to evaluate each <text:span text:style-name="T16">init</text:span> without assigning or referring to the value of any <text:span text:style-name="T16">variable</text:span>. 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P11"><text:span text:style-name="T9">It must be possible to evaluate each </text:span><text:span text:style-name="T17">init</text:span><text:span text:style-name="T9"> without assigning or referring to the value of the corresponding </text:span><text:span text:style-name="T17">variable</text:span><text:span text:style-name="T9"> or the </text:span><text:span text:style-name="T17">variable</text:span><text:span text:style-name="T9"> of any of the bindings that follow it in </text:span><text:span text:style-name="T17">bindings.</text:span></text:p>
      <text:p text:style-name="Index"><text:span text:style-name="Category"><text:span text:style-name="T8">Syntax:</text:span></text:span><text:span text:style-name="Category"><text:span text:style-name="T22">let-values</text:span></text:span><text:span text:style-name="T17"> mv-bindings body …</text:span></text:p>
      <text:p text:style-name="P11"><text:span text:style-name="T9">[R6RS]</text:span><text:span text:style-name="T17">Mv-vindings</text:span><text:span text:style-name="T9"> must have the form</text:span></text:p>
      <text:p text:style-name="P27">((formals init1) ...),</text:p>
      <text:p text:style-name="P11"><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1"><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1"><text:span text:style-name="T9">[R6RS]</text:span><text:span text:style-name="T17">Mv-vindings</text:span><text:span text:style-name="T9"> must have the form</text:span></text:p>
      <text:p text:style-name="P27">((formals init1) ...),</text:p>
      <text:p text:style-name="P11"><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1"><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oft-page-break/><text:span text:style-name="T9">bindings of the first </text:span><text:span text:style-name="T17">formals</text:span><text:span text:style-name="T9"> is visible and initialized, and so on.</text:span></text:p>
      <text:h text:style-name="P35" text:outline-level="3">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1">[R6RS]The <text:span text:style-name="T16">begin</text:span> keyword has two different roles, depending on its context:</text:p>
      <text:list xml:id="list40496137" text:style-name="L3">
        <text:list-item>
          <text:p text:style-name="P49">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49">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49">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5">(let ((p (lambda (x) x)))</text:p>
      <text:p text:style-name="P25"><text:s text:c="2"/>(eqv? p p)) <text:s text:c="15"/>⇒ #t</text:p>
      <text:p text:style-name="P25">(eqv? "" "") <text:s text:c="16"/>⇒ #t (literal strings are the same objects, so even “abc” and “abc” return #t)</text:p>
      <text:p text:style-name="P25">(eqv? ’#() ’#()) <text:s text:c="11"/>⇒ #f</text:p>
      <text:p text:style-name="P25">(eqv? (lambda (x) x)</text:p>
      <text:p text:style-name="P25"><text:s text:c="6"/>(lambda (x) x)) <text:s text:c="11"/>⇒ #f</text:p>
      <text:p text:style-name="P25">(eqv? (lambda (x) x)</text:p>
      <text:p text:style-name="P25"><text:soft-page-break/><text:s text:c="6"/>(lambda (y) y)) <text:s text:c="11"/>⇒ #f</text:p>
      <text:p text:style-name="P25">(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1">[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1">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1">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1">[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1">[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1"><text:soft-page-break/>The <text:span text:style-name="T16">exact</text:span> procedure returns an exact representation of <text:span text:style-name="T16">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1">[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28"><text:span text:style-name="Category">Function:</text:span><text:span text:style-name="Category"><text:span text:style-name="T30">min</text:span></text:span><text:span text:style-name="T9"> </text:span><text:span text:style-name="T17">x</text:span><text:span text:style-name="T16">1 x2 …</text:span></text:p>
      <text:p text:style-name="P11">[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8"><text:span text:style-name="Category">Function:</text:span><text:span text:style-name="Category"><text:span text:style-name="T30">*</text:span></text:span><text:span text:style-name="T9"> </text:span><text:span text:style-name="T17">z</text:span><text:span text:style-name="T16"> …</text:span></text:p>
      <text:p text:style-name="P11">[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8"><text:span text:style-name="Category">Function:</text:span><text:span text:style-name="Category"><text:span text:style-name="T30">-</text:span></text:span><text:span text:style-name="T9"> </text:span><text:span text:style-name="T17">z1 z2</text:span><text:span text:style-name="T16">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8"><text:span text:style-name="Category">Function:</text:span><text:span text:style-name="Category"><text:span text:style-name="T30">/</text:span></text:span><text:span text:style-name="T9"> </text:span><text:span text:style-name="T17">z1 z2</text:span><text:span text:style-name="T16">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6">&amp;assertion</text:span> when the divisor was 0, on Sagittarius, however, it <text:soft-page-break/>returns NaN or infinite number when it is running with compatible mode. In R6RS mode it raises <text:span text:style-name="T16">&amp;assertion</text:span>.</text:p>
      <text:p text:style-name="P28"><text:span text:style-name="Category">Function:</text:span><text:span text:style-name="Category"><text:span text:style-name="T30">abs</text:span></text:span><text:span text:style-name="T9"> </text:span><text:span text:style-name="T17">x</text:span></text:p>
      <text:p text:style-name="P11">[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1">[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oft-page-break/><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1">[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1.311cm" svg:height="0.527cm"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1"><draw:frame draw:style-name="fr1" draw:name="オブジェクト2" text:anchor-type="as-char" svg:width="3.438cm" svg:height="0.527cm"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33"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5">(let ((number z) (radix radix))</text:p>
      <text:p text:style-name="P15"><text:s text:c="2"/>(eqv? (string-&gt;number</text:p>
      <text:p text:style-name="P15"><text:s text:c="10"/>(number-&gt;string number radix)</text:p>
      <text:p text:style-name="P15"><text:s text:c="10"/>radix)</text:p>
      <text:p text:style-name="P15"><text:s text:c="8"/>number))</text:p>
      <text:p text:style-name="P11"><text:soft-page-break/>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33"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1">[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1">[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1">[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40494019" text:style-name="L4">
        <text:list-item>
          <text:p text:style-name="P66">The empty list is in </text:p>
        </text:list-item>
        <text:list-item>
          <text:p text:style-name="P66"><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1">[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1">[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oft-page-break/><text:span text:style-name="Category"><text:span text:style-name="T8">Function:</text:span></text:span><text:span text:style-name="Category"><text:span text:style-name="T22">cdr</text:span></text:span><text:span text:style-name="T8"> </text:span><text:span text:style-name="T17">pair</text:span></text:p>
      <text:p text:style-name="P11">[R6RS] Returns the contents of the <text:span text:style-name="T16">car/cdr</text:span> field of <text:span text:style-name="T16">pair</text:span>.</text:p>
      <text:p text:style-name="Index"><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1">[R6RS] These procedures are compositions of car and cdr, where for example <text:span text:style-name="T16">caddr</text:span> could be defined by</text:p>
      <text:p text:style-name="P11"><text:span text:style-name="T16">(define caddr (lambda (x) (car (cdr (cdr x)))))</text:span>.</text:p>
      <text:p text:style-name="P11">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1">[R6RS] Returns #t if obj is the empty list, #f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1">[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1">[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1">[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1">[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1">[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1">[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1">Note: The error thrown by the <text:span text:style-name="T16">list-tail</text:span> or <text:span text:style-name="T16">list-ref</text:span>is just <text:span text:style-name="T16">string. </text:span>This may be replaced by <text:span text:style-name="T16">&amp;assertion</text:span>.</text:p>
      <text:p text:style-name="P11">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1">[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1">[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oft-page-break/><text:span text:style-name="T16">each</text:span> will stop.</text:p>
      <text:p text:style-name="P11">These <text:span text:style-name="T16">map </text:span>and <text:span text:style-name="T16">for-each</text:span>'s behaviours are taken from Gauche.</text:p>
      <text:h text:style-name="Heading_20_3" text:outline-level="3">Symbols</text:h>
      <text:p text:style-name="Index"><text:span text:style-name="Category"><text:span text:style-name="T6">Function:</text:span></text:span><text:span text:style-name="Category"><text:span text:style-name="T22">symbol?</text:span></text:span><text:span text:style-name="T16"> obj</text:span></text:p>
      <text:p text:style-name="P11">[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1">[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1">[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1">[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1">[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1">[R6RS] <text:span text:style-name="T16">Sv</text:span> must be a Unicode scalar value, i.e., a non-negative exact integer object in [0, #xD7FF] ∪ [#xE000, #x10FFFF].</text:p>
      <text:p text:style-name="P11">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1">[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1">[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1">These are equivalence:</text:p>
      <text:p text:style-name="P15">(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1"><text:soft-page-break/>[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1">[R6RS] Returns the number of characters in the given <text:span text:style-name="T16">string</text:span> as an exact integer object.</text:p>
      <text:p text:style-name="Index"><text:span text:style-name="Category"><text:span text:style-name="T6">Function:</text:span></text:span><text:span text:style-name="Category"><text:span text:style-name="T22">string-ref</text:span></text:span><text:span text:style-name="T16"> string k :optional fallback</text:span></text:p>
      <text:p text:style-name="P11">[R6RS+] The string-ref procedure returns character. If a third argument is given ant <text:span text:style-name="T16">k</text:span> is not a valid index, it returns <text:span text:style-name="T16">fallback</text:span>, otherwise raises <text:span text:style-name="T16">&amp;assertion</text:span>.</text:p>
      <text:p text:style-name="P11"><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1">[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1">[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1">[R6RS] <text:span text:style-name="T16">String</text:span> must be a string, and <text:span text:style-name="T16">start</text:span> and <text:span text:style-name="T16">end</text:span> must be exact integer objects satisfying</text:p>
      <text:p text:style-name="P11">0 ≤ start ≤ end ≤ (string-length string).</text:p>
      <text:p text:style-name="P11">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1">[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1">[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1">[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1">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1">[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ext:soft-page-break/>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1">[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1">[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1">[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1">[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1">[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1">[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1">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1">[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text:span></text:p>
      <text:p text:style-name="P11">[R6RS] Stores <text:span text:style-name="T16">fill</text:span> in every element of <text:span text:style-name="T16">vector</text:span> and returns unspecified values.</text:p>
      <text:p text:style-name="Index"><text:span text:style-name="Category"><text:span text:style-name="T6">Function:</text:span></text:span><text:span text:style-name="Category"><text:span text:style-name="T22">vector-map </text:span></text:span><text:span text:style-name="Category"><text:span text:style-name="T33">proc </text:span></text:span><text:span text:style-name="T16">vector1 vector2 …</text:span></text:p>
      <text:p text:style-name="P11">[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1"/>
      <text:p text:style-name="P11">Analogous to <text:span text:style-name="T16">map</text:span>.</text:p>
      <text:p text:style-name="Index"><text:soft-page-break/><text:span text:style-name="Category"><text:span text:style-name="T6">Function:</text:span></text:span><text:span text:style-name="Category"><text:span text:style-name="T22">vector-for-each </text:span></text:span><text:span text:style-name="Category"><text:span text:style-name="T33">proc </text:span></text:span><text:span text:style-name="T16">vector1 vector2 …</text:span></text:p>
      <text:p text:style-name="P11">[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he first elements to the last. The return values of <text:span text:style-name="T16">vector-for-each</text:span> are unspecified.</text:p>
      <text:p text:style-name="P11">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3">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3">who message irritant</text:span></text:span><text:span text:style-name="T16"> …</text:span></text:p>
      <text:p text:style-name="P11">[R6RS] <text:span text:style-name="T16">Who</text:span> must be a string or a symbol or #f. <text:span text:style-name="T16">Message</text:span> must be a string. The <text:span text:style-name="T16">irritants</text:span> are arbitrary objects.</text:p>
      <text:p text:style-name="P11">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1">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3">proc arg1</text:span></text:span><text:span text:style-name="T16"> …rest-args</text:span></text:p>
      <text:p text:style-name="P11">[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1">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3">proc</text:span></text:span></text:p>
      <text:p text:style-name="Index"><text:span text:style-name="Category"><text:span text:style-name="T8">Function:</text:span></text:span><text:span text:style-name="Category"><text:span text:style-name="T22">call/cc </text:span></text:span><text:span text:style-name="Category"><text:span text:style-name="T33">proc</text:span></text:span></text:p>
      <text:p text:style-name="P11">[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1">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3">obj …</text:span></text:span></text:p>
      <text:p text:style-name="P11">[R6RS] Delivers all of its arguments to its continuation. The values procedure might be defined as follows:</text:p>
      <text:p text:style-name="Index"><text:span text:style-name="Category"><text:span text:style-name="T6">Function:</text:span></text:span><text:span text:style-name="Category"><text:span text:style-name="T22">call-with-values </text:span></text:span><text:span text:style-name="Category"><text:span text:style-name="T33">producer consumer</text:span></text:span></text:p>
      <text:p text:style-name="P11">[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1">If a call to <text:span text:style-name="T16">call-with-values</text:span> occurs in a tail context, the call to <text:span text:style-name="T16">consumer</text:span> is also in a tail context.</text:p>
      <text:p text:style-name="Index"><text:soft-page-break/><text:span text:style-name="Category"><text:span text:style-name="T6">Function:</text:span></text:span><text:span text:style-name="Category"><text:span text:style-name="T22">dynamic-wind </text:span></text:span><text:span text:style-name="Category"><text:span text:style-name="T33">before thunk after</text:span></text:span></text:p>
      <text:p text:style-name="P11">[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1"><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32"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3">[R6RS] “Quasiquote”expressions is useful for constructing a list or vector structure when some but not all of the desired structure is known in advance.</text:p>
      <text:p text:style-name="P11"><text:span text:style-name="T17">Qq-template</text:span><text:span text:style-name="T9"> should be as specified by the grammar at the end of this entry.</text:span></text:p>
      <text:p text:style-name="P11"><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1"><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1"><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1"><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1"><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35"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3">[R6RS] <text:span text:style-name="T16">Bindings</text:span> must have the form</text:p>
      <text:p text:style-name="P13">((<text:span text:style-name="T16">keyword</text:span> <text:span text:style-name="T16">expression</text:span>) ...)</text:p>
      <text:p text:style-name="P13"><text:soft-page-break/>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3">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3">[R6RS] <text:span text:style-name="T16">Bindings</text:span> must have the form</text:p>
      <text:p text:style-name="P13">((<text:span text:style-name="T16">keyword</text:span> <text:span text:style-name="T16">expression</text:span>) ...)</text:p>
      <text:p text:style-name="P13">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3">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3">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1"><text:span text:style-name="T9">[R6RS] Each </text:span><text:span text:style-name="T17">literal</text:span><text:span text:style-name="T9"> must be an identifier. Each </text:span><text:span text:style-name="T17">rule</text:span><text:span text:style-name="T9"> must have the following form:</text:span></text:p>
      <text:p text:style-name="P11"><text:span text:style-name="T9">(sr</text:span><text:span text:style-name="T17">pattern</text:span><text:span text:style-name="T9"> </text:span><text:span text:style-name="T17">template</text:span><text:span text:style-name="T9">)</text:span></text:p>
      <text:p text:style-name="P11"><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1"><text:span text:style-name="T9">An </text:span><text:span text:style-name="T17">ellipsis</text:span><text:span text:style-name="T9"> is the identifier “</text:span><text:span text:style-name="T17">...</text:span><text:span text:style-name="T9">” (three periods).</text:span></text:p>
      <text:p text:style-name="P11"><text:soft-page-break/><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1"><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1"><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3">(define p (cons 4 5))</text:p>
      <text:p text:style-name="P13">(define-syntax p.car (identifier-syntax (car p)))</text:p>
      <text:p text:style-name="P13">p.car <text:s text:c="8"/>⇒ 4</text:p>
      <text:p text:style-name="P13">(set! p.car 15) <text:s text:c="8"/>⇒ <text:s/>&amp;syntax exception</text:p>
      <text:p text:style-name="P11"><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3">(define p (cons 4 5))</text:p>
      <text:p text:style-name="P13">(define-syntax p.car</text:p>
      <text:p text:style-name="P13"><text:s text:c="2"/>(identifier-syntax</text:p>
      <text:p text:style-name="P13"><text:s text:c="4"/>(_ (car p))</text:p>
      <text:p text:style-name="P13"><text:s text:c="4"/>((set! _ e) (set-car! p e))))</text:p>
      <text:p text:style-name="P13">(set! p.car 15)</text:p>
      <text:p text:style-name="P13">p.car <text:s text:c="16"/>⇒ 15</text:p>
      <text:p text:style-name="P13">p <text:s text:c="22"/>⇒ (15 5).</text:p>
      <text:h text:style-name="P42"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34" text:outline-level="3"><text:soft-page-break/>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4">[R6RS] These procedures return #t if their arguments are alphabetic, numeric, whitespace, upper-case, lower-case, or title-case characters, respectively; otherwise they return #f.</text:p>
      <text:p text:style-name="P14">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4">[R6RS] Returns a symbol representing the Unicode general category of char, one of Lu, Ll, Lt, Lm, Lo, Mn, Mc, Me, Nd, Nl, No, Ps, Pe, Pi, Pf, Pd, Pc, Po, Sc, Sm, Sk, So, Zs, Zp, Zl, Cc, Cf, Cs, Co, or Cn.</text:p>
      <text:h text:style-name="P37"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1"><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oft-page-break/><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1"><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1"><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4">[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43"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36" text:outline-level="3">General operations</text:h>
      <text:p text:style-name="Index"><text:span text:style-name="Source_20_Text"><text:span text:style-name="T11">Macro:</text:span></text:span><text:span text:style-name="T10">endianness </text:span><text:span text:style-name="T17"><text:s/>symbol</text:span></text:p>
      <text:p text:style-name="P14">[R6RS] The name of <text:span text:style-name="T16">symbol</text:span> must be a symbol describing an endianness. An implementation must support at least the symbols big and little, but may support other endianness symbols. <text:soft-page-break/>(<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pan text:style-name="Source_20_Text"><text:span text:style-name="T11">Function:</text:span></text:span><text:span text:style-name="T10">native-endianness </text:span></text:p>
      <text:p text:style-name="P14">[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4">[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4">[R6RS] Returns a newly allocated bytevector of <text:span text:style-name="T16">k</text:span> bytes.</text:p>
      <text:p text:style-name="P14">If the <text:span text:style-name="T16">fill</text:span> argument is missing, the initial contents of the returned bytevector are unspecified.</text:p>
      <text:p text:style-name="P14">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4">[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4">[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4">[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4"><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9"><draw:frame draw:style-name="fr2" draw:name="オブジェクト3" text:anchor-type="as-char" svg:y="0cm" svg:width="9.35cm" svg:height="0.954cm" draw:z-index="2"><draw:object xlink:href="./Object 3" xlink:type="simple" xlink:show="embed" xlink:actuate="onLoad"/><draw:image xlink:href="./ObjectReplacements/Object 3" xlink:type="simple" xlink:show="embed" xlink:actuate="onLoad"/></draw:frame></text:p>
      <text:p text:style-name="P14">where <text:span text:style-name="T16">source-length</text:span> is the length of <text:span text:style-name="T16">source</text:span> and <text:span text:style-name="T16">target-length</text:span> is the length of <text:span text:style-name="T16">target</text:span>.</text:p>
      <text:p text:style-name="P14">The <text:span text:style-name="T16">bytevector-copy!</text:span> procedure copies the bytes from source at indices</text:p>
      <text:p text:style-name="P14"><draw:frame draw:style-name="fr1" draw:name="オブジェクト5" text:anchor-type="as-char" svg:width="6.63cm" svg:height="0.467cm" draw:z-index="3"><draw:object xlink:href="./Object 5" xlink:type="simple" xlink:show="embed" xlink:actuate="onLoad"/><draw:image xlink:href="./ObjectReplacements/Object 5" xlink:type="simple" xlink:show="embed" xlink:actuate="onLoad"/></draw:frame></text:p>
      <text:p text:style-name="P14">to consecutive indices in <text:span text:style-name="T16">target</text:span> starting at <text:span text:style-name="T16">target-index</text:span>.</text:p>
      <text:p text:style-name="P14">This must work even if the memory regions for the source and the target overlap, i.e., the bytes at the target location after the copy must be equal to the bytes at the source location before the copy.</text:p>
      <text:p text:style-name="P14">This returns unspecified values.</text:p>
      <text:p text:style-name="Index"><text:span text:style-name="Source_20_Text"><text:span text:style-name="T11">Function:</text:span></text:span><text:span text:style-name="T10">bytevector-copy </text:span><text:span text:style-name="T17">bytevector</text:span></text:p>
      <text:p text:style-name="P14"><text:span text:style-name="T6">[R6RS]</text:span><text:span text:style-name="T16"> </text:span><text:span text:style-name="T6">Returns a newly allocated copy of bytevector.</text:span></text:p>
      <text:h text:style-name="P33"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9"><text:soft-page-break/>[R6RS]<text:span text:style-name="T16"> K </text:span>must be a valid index of <text:span text:style-name="T16">bytevector</text:span>.</text:p>
      <text:p text:style-name="P9">The <text:span text:style-name="T16">bytevector-u8-ref</text:span> procedure returns the byte at index<text:span text:style-name="T16"> k</text:span> of <text:span text:style-name="T16">bytevector</text:span>, as an octet.</text:p>
      <text:p text:style-name="P9">The <text:span text:style-name="T16">bytevector-s8-ref</text:span> procedure returns the byte at index <text:span text:style-name="T16">k</text:span> of <text:span text:style-name="T16">bytevector</text:span>, as a (signed) byte.</text:p>
      <text:p text:style-name="P9">(let ((b1 (make-bytevector 16 -127))</text:p>
      <text:p text:style-name="P9"><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9">[R6RS]<text:span text:style-name="T16"> K</text:span> must be a valid index of <text:span text:style-name="T16">bytevector</text:span>.</text:p>
      <text:p text:style-name="P9">The <text:span text:style-name="T16">bytevector-u8-set!</text:span> procedure stores <text:span text:style-name="T16">octet</text:span> in element <text:span text:style-name="T16">k</text:span> of <text:span text:style-name="T16">bytevector</text:span>.</text:p>
      <text:p text:style-name="P9">The <text:span text:style-name="T16">bytevector-s8-set!</text:span> procedure stores the two’s-complement representation of <text:span text:style-name="T16">byte</text:span> in element <text:span text:style-name="T16">k</text:span> of <text:span text:style-name="T16">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9">[R6RS]<text:span text:style-name="T16"> List</text:span> must be a list of octets.</text:p>
      <text:p text:style-name="P9">The <text:span text:style-name="T16">bytevector-&gt;u8-list</text:span> procedure returns a newly allocated list of the octets of <text:span text:style-name="T16">bytevector</text:span> in the same order.</text:p>
      <text:p text:style-name="P9">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33"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oft-page-break/><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9">[R6RS] <text:span text:style-name="T16">Size</text:span> must be a positive exact integer object. <text:span text:style-name="T16">K</text:span>, ..., <text:span text:style-name="T16">k + size - 1</text:span> must be valid indices of <text:span text:style-name="T16">bytevector</text:span>.</text:p>
      <text:p text:style-name="P9">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9">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9">For <text:span text:style-name="T16">bytevector-uint-set!</text:span>, <text:span text:style-name="T16">n</text:span> must be an exact integer object in the interval <text:span text:style-name="T16"><draw:frame draw:style-name="fr1" draw:name="オブジェクト6" text:anchor-type="as-char" svg:width="2.722cm" svg:height="0.52cm"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9">For <text:span text:style-name="T16">bytevector-sint-set!</text:span>, <text:span text:style-name="T16">n</text:span> must be an exact integer object in the interval <draw:frame draw:style-name="fr1" draw:name="オブジェクト4" text:anchor-type="as-char" svg:width="4.704cm" svg:height="0.52cm"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9">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9">[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2.722cm" svg:height="0.52cm"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4.695cm" svg:height="0.52cm"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9">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9">[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333cm" svg:width="2.147cm" svg:height="0.527cm"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2.693cm" svg:height="0.527cm"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9"><text:soft-page-break/>The procedures with native in their names employ the native endianness, and work only at aligned indices: <text:span text:style-name="T16">k</text:span> must be a multiple of 2.</text:p>
      <text:p text:style-name="P9">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9">[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2.148cm" svg:height="0.527cm"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2.706cm" svg:height="0.527cm"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9">The procedures with native in their names employ the native endianness, and work only at aligned indices: <text:span text:style-name="T16">k</text:span> must be a multiple of 4.</text:p>
      <text:p text:style-name="P9">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9">[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2.154cm" svg:height="0.527cm"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2.706cm" svg:height="0.527cm"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9">The procedures with native in their names employ the native endianness, and work only at aligned indices: <text:span text:style-name="T16">k</text:span> must be a multiple of 8.</text:p>
      <text:p text:style-name="P9">The <text:span text:style-name="T16">...-set!</text:span> procedures return unspecified values.</text:p>
      <text:h text:style-name="Heading_20_3" text:outline-level="3"><text:soft-page-break/>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9">[R6RS] <text:span text:style-name="T16">K, …, k + 3</text:span> must be valid indices of <text:span text:style-name="T16">bytevector</text:span>. For<text:span text:style-name="T16"> bytevector-ieee-single-native-ref</text:span>, <text:span text:style-name="T16">k</text:span> must be a multiple of 4.</text:p>
      <text:p text:style-name="P9">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9">[R6RS] <text:span text:style-name="T16">K, …, k + 7</text:span> must be valid indices of <text:span text:style-name="T16">bytevector</text:span>. For<text:span text:style-name="T16"> bytevector-ieee-double-native-ref</text:span>, <text:span text:style-name="T16">k</text:span> must be a multiple of 8.</text:p>
      <text:p text:style-name="P9">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9">[R6RS] <text:span text:style-name="T16">K, …, k + 3</text:span> must be valid indices of <text:span text:style-name="T16">bytevector</text:span>. For <text:span text:style-name="T16">bytevector-ieee-single-native-set!</text:span>, <text:span text:style-name="T16">k</text:span> must be a multiple of 4.</text:p>
      <text:p text:style-name="P9">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9">[R6RS] <text:span text:style-name="T16">K, …, k + 7</text:span> must be valid indices of <text:span text:style-name="T16">bytevector</text:span>. For <text:span text:style-name="T16">bytevector-ieee-diuble-native-set!</text:span>, <text:span text:style-name="T16">k</text:span> must be a multiple of 8.</text:p>
      <text:p text:style-name="P9">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9">[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9">[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9">[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oft-page-break/><text:span text:style-name="Source_20_Text"><text:span text:style-name="T11">Function:</text:span></text:span><text:span text:style-name="T10">utf8-&gt;string</text:span><text:span text:style-name="T17"> bytevector</text:span></text:p>
      <text:p text:style-name="P9">[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9">[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9">[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9">[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9">[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9">[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9">[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9">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9">[R6RS] <text:span text:style-name="T16">Proc</text:span> should accept one argument and return a single value.</text:p>
      <text:p text:style-name="P9">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text:soft-page-break/>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9">[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9">[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9">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oft-page-break/><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9">[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9">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9">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9">[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9">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9">[R6RS] <text:span text:style-name="T16">Test</text:span> must be an expression.</text:p>
      <text:p text:style-name="P9">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text:soft-page-break/>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9">[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9">The <text:span text:style-name="T16">do</text:span> expression is an iteration construct. It specifies a set of variables to be bound, how they are to be initialized at the start, and how they are to be updated on each iteration.</text:p>
      <text:p text:style-name="P9">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9">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9">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9">The regionof the binding of a <text:span text:style-name="T16">variable</text:span> consists of the entire do expression except for the <text:span text:style-name="T16">init</text:span>s.</text:p>
      <text:p text:style-name="P9">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9">[R6RS] Each <text:span text:style-name="T16">case-lambda-clause</text:span> must be of the form</text:p>
      <text:p text:style-name="P9">(<text:span text:style-name="T16">formals</text:span> <text:span text:style-name="T16">body</text:span>)</text:p>
      <text:p text:style-name="P9"><text:span text:style-name="T16">Formals</text:span> must be as in a <text:span text:style-name="T16">lambda</text:span> form.</text:p>
      <text:p text:style-name="P9">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9"><text:span text:style-name="T16">Formals</text:span> has the form (<text:span text:style-name="T16">variable</text:span> ...) and the number of arguments is the same as the number of formal parameters in <text:span text:style-name="T16">formals</text:span>.</text:p>
      <text:p text:style-name="P9"><text:span text:style-name="T16">Formals</text:span> has the form</text:p>
      <text:p text:style-name="P9"><text:soft-page-break/>(<text:span text:style-name="T16">variable1</text:span> ...<text:span text:style-name="T16">variablen</text:span> . <text:span text:style-name="T16">variablen+1</text:span>&gt; </text:p>
      <text:p text:style-name="P9">and the number of arguments is at least <text:span text:style-name="T16">n</text:span>.</text:p>
      <text:p text:style-name="P9"><text:span text:style-name="T16">Formals</text:span> has the form <text:span text:style-name="T16">variable</text:span>.</text:p>
      <text:p text:style-name="P9">For the first clause matched by the arguments, the variables of the <text:span text:style-name="T16">formals</text:span> are bound to fresh locations containing the argument values in the same arrangement as with lambda.</text:p>
      <text:p text:style-name="P9">The last expression of a <text:span text:style-name="T16">body</text:span> in a case-lambda expression is in tail context.</text:p>
      <text:p text:style-name="P9">If the arguments match none of the clauses, an exception with condition type <text:span text:style-name="T16">&amp;assertion</text:span> is raised.</text:p>
      <text:h text:style-name="Heading_20_2" text:outline-level="2">(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9">[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9">The <text:span text:style-name="T16">name-spec</text:span> specifies the names of the record type, constructor, and predicate. It must take one of the following forms:</text:p>
      <text:p text:style-name="P19">(record-name constructor-name predicate-name)</text:p>
      <text:p text:style-name="P19">record-name</text:p>
      <text:p text:style-name="P9"><text:span text:style-name="T16">Record-name</text:span>, <text:span text:style-name="T16">constructor-name</text:span>, and <text:span text:style-name="T16">predicate-name</text:span> must all be identifiers.</text:p>
      <text:p text:style-name="P9"><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9"><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9"><text:span text:style-name="T16">Predicate-name</text:span> is defined by this definition to a predicate for the defined record type.</text:p>
      <text:p text:style-name="P9">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9">Each <text:span text:style-name="T16">record-clause</text:span> must take one of the auxiliary syntax forms; it is a syntax violation if <text:soft-page-break/>multiple <text:span text:style-name="T16">record-clause</text:span>s of the same kind appear in a <text:span text:style-name="T16">define-record-type</text:span> form.</text:p>
      <text:p text:style-name="P29">(fields field-spec…)</text:p>
      <text:p text:style-name="P9">Each <text:span text:style-name="T16">field spec</text:span> has one of the following forms</text:p>
      <text:p text:style-name="P19">(immutable field-name accessor-name)</text:p>
      <text:p text:style-name="P19">(mutable field-name accessor-name mutator-name)</text:p>
      <text:p text:style-name="P19">(immutable field-name)</text:p>
      <text:p text:style-name="P19">(mutable field-name)</text:p>
      <text:p text:style-name="P19">field-name</text:p>
      <text:p text:style-name="P9"><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9">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9">If <text:span text:style-name="T16">field-spec</text:span> is just a <text:span text:style-name="T16">field-name</text:span> form, it is an abbreviation for <text:span text:style-name="T16">(immutable field-name).</text:span></text:p>
      <text:p text:style-name="P9">The <text:span text:style-name="T16">field-name</text:span>s become, as symbols, the names of the fields in the record-type descriptor being created, in the same order.</text:p>
      <text:p text:style-name="P9">The <text:span text:style-name="T16">fields</text:span> clause may be absent; this is equivalent to an empty <text:span text:style-name="T16">fields</text:span> clause.</text:p>
      <text:p text:style-name="P19">(parent parent-name)</text:p>
      <text:p text:style-name="P9">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19">(protocol expression)</text:p>
      <text:p text:style-name="P9"><text:span text:style-name="T16">Expression</text:span> is evaluated in the same environment as the <text:span text:style-name="T16">define-record-type</text:span> form, and must evaluate to a protocol appropriate for the record type being defined.</text:p>
      <text:p text:style-name="P9">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19">(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19">(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19">(nongenerative uid)</text:p>
      <text:p text:style-name="P19">(nongenerative)</text:p>
      <text:p text:style-name="P9"><text:soft-page-break/>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9">In the absence of a <text:span text:style-name="T16">nongenerative</text:span> clause, a new record type is generated every time a define-record-type form is evaluated:</text:p>
      <text:p text:style-name="P9">(let ((f (lambda (x)</text:p>
      <text:p text:style-name="P9"><text:s text:c="11"/>(define-record-type r ...)</text:p>
      <text:p text:style-name="P9"><text:s text:c="11"/>(if x r? (make-r ...)))))</text:p>
      <text:p text:style-name="P9"><text:s text:c="2"/>((f #t) (f #f))) <text:s text:c="8"/>⇒ #f</text:p>
      <text:p text:style-name="P19">(parent-rtd parent-rtd parent-cd)</text:p>
      <text:p text:style-name="P9">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40484065" text:style-name="L5">
        <text:list-item>
          <text:p text:style-name="P50">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50">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50">The constructor returned by the protocol procedure can accept an arbitrary number of arguments, and should call p once to construct a record object, and return that record object.</text:p>
          <text:p text:style-name="P50">For example, the following protocol expression for a record-type definition with three fields creates a constructor that accepts values for all fields, and initialized them in the reverse order of the arguments:</text:p>
          <text:p text:style-name="P50">(lambda (p)</text:p>
          <text:p text:style-name="P50"><text:s text:c="2"/>(lambda (v1 v2 v3)</text:p>
          <text:p text:style-name="P50"><text:s text:c="4"/>(p v3 v2 v1)))</text:p>
        </text:list-item>
        <text:list-item>
          <text:p text:style-name="P50">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ext:soft-page-break/>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50">The constructor returned by the protocol procedure can accept an arbitrary number of arguments, and should call n once to construct the procedure p, and call p once to create the record object, and finally return that record object.</text:p>
          <text:p text:style-name="P50">For example, the following protocol expression assumes that the constructor of the parent type takes three arguments:</text:p>
          <text:p text:style-name="P50">(lambda (n)</text:p>
          <text:p text:style-name="P50"><text:s text:c="2"/>(lambda (v1 v2 v3 x1 x2 x3 x4)</text:p>
          <text:p text:style-name="P50"><text:s text:c="4"/>(let ((p (n v1 v2 v3)))</text:p>
          <text:p text:style-name="P50"><text:s text:c="6"/>(p x1 x2 x3 x4))))</text:p>
          <text:p text:style-name="P50">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50">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50">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9">[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9">[R6RS] Evaluates to the record-type constructor (see below) associated with the type specified by <text:span text:style-name="T16">record-name</text:span>.</text:p>
      <text:p text:style-name="P9">The following example uses the record? procedure from the <text:span text:style-name="T16">(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oft-page-break/><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point? (cons ’a ’b)) <text:s text:c="2"/>⇒ #f</text:p>
      <text:p text:style-name="P9">(cpoint? p1) <text:s text:c="8"/>⇒ #f</text:p>
      <text:p text:style-name="P9">(cpoint? p2) <text:s text:c="8"/>⇒ #t</text:p>
      <text:p text:style-name="P9">(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oft-page-break/><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 text:c="19"/>(let ((r ((n x y ’red) t)))</text:p>
      <text:p text:style-name="P9"><text:s text:c="21"/>(set! *ex3-instance* r)</text:p>
      <text:p text:style-name="P9"><text:s text:c="21"/>r))))</text:p>
      <text:p text:style-name="P9"><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9">[R6RS] Returns a record-type descriptor (rtd).</text:p>
      <text:p text:style-name="P9">The <text:span text:style-name="T16">name</text:span> argument must be a symbol. It names the record type, and is intended purely for informational purposes and may be used for printing by the underlying Scheme system.</text:p>
      <text:p text:style-name="P9">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9">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9">If <text:span text:style-name="T16">make-record-type-descriptor</text:span> is called twice with the same <text:span text:style-name="T16">uid</text:span> symbol, the parent arguments in <text:soft-page-break/>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9">The <text:span text:style-name="T16">sealed?</text:span> flag must be a boolean. If true, the returned record type is sealed, i.e., it cannot be extended.</text:p>
      <text:p text:style-name="P9">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9">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9">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9">[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9">[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9">If <text:span text:style-name="T16">protocol</text:span> is a procedure, it is handled analogously to the protocol expression in a <text:span text:style-name="T16">define-record-type</text:span> form.</text:p>
      <text:p text:style-name="P9">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text:soft-page-break/>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0">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0">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0">(lambda (n)</text:p>
      <text:p text:style-name="P10"><text:s text:c="2"/>(lambda (v1 v2 v3 x1 x2 x3 x4)</text:p>
      <text:p text:style-name="P10"><text:s text:c="4"/>(let ((p (n v1 v2 v3)))</text:p>
      <text:p text:style-name="P10"><text:s text:c="6"/>(p x1 x2 x3 x4))))</text:p>
      <text:p text:style-name="P10">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0">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0">[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text:soft-page-break/>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0">[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0">[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0">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0">[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0">[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0">[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0">[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0">[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0">[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0">[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0">[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0">[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0">[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oft-page-break/><text:span text:style-name="Category"><text:span text:style-name="T8">Function:</text:span></text:span><text:span text:style-name="Category"><text:span text:style-name="T22">record-type-mutable?</text:span></text:span><text:span text:style-name="T17"> rtd k</text:span></text:p>
      <text:p text:style-name="P22"><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0">[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0">[R6RS] Each <text:span text:style-name="T16">cond-clause</text:span> is as in the specification of <text:span text:style-name="T16">cond</text:span>. and <text:span text:style-name="T16">else</text:span> are the same as in the <text:span text:style-name="T16">(rnrs base (6))</text:span> library.</text:p>
      <text:p text:style-name="P10">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pan text:style-name="Category"><text:span text:style-name="T8">Function:</text:span></text:span><text:span text:style-name="Category"><text:span text:style-name="T22">raise</text:span></text:span><text:span text:style-name="T17"> obj</text:span></text:p>
      <text:p text:style-name="P10">[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0">[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0">[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0">[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0">[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0">[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0">[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text:soft-page-break/>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0">[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0">(<text:span text:style-name="T16">field accessor</text:span>)</text:p>
      <text:p text:style-name="P10">where both <text:span text:style-name="T16">field</text:span> and <text:span text:style-name="T16">accessor</text:span> must be identifiers.</text:p>
      <text:p text:style-name="P10">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40484441" text:style-name="L6">
        <text:list-item>
          <text:p text:style-name="P51"><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51"><text:span text:style-name="T16">Predicate</text:span> is bound to a predicate that identifies conditions of type <text:span text:style-name="T16">condition-type</text:span> or any of its subtypes.</text:p>
        </text:list-item>
        <text:list-item>
          <text:p text:style-name="P51">Each <text:span text:style-name="T16">accessor</text:span> is bound to a procedure that extracts the corresponding field from a condition of type <text:span text:style-name="T16">condition-type</text:span>.</text:p>
        </text:list-item>
      </text:list>
      <text:h text:style-name="Heading_20_3" text:outline-level="3">Standard condition types</text:h>
      <text:p text:style-name="Text_20_body">Hierarchy of standard condition types:</text:p>
      <text:list xml:id="list40497075" text:style-name="L7">
        <text:list-item>
          <text:p text:style-name="P67">&amp;condition</text:p>
          <text:list>
            <text:list-item>
              <text:p text:style-name="P67">&amp;warning</text:p>
            </text:list-item>
            <text:list-item>
              <text:p text:style-name="P67">&amp;serious</text:p>
              <text:list>
                <text:list-item>
                  <text:p text:style-name="P67">&amp;error</text:p>
                </text:list-item>
                <text:list-item>
                  <text:p text:style-name="P67">&amp;violation</text:p>
                  <text:list>
                    <text:list-item>
                      <text:p text:style-name="P67">&amp;assertion</text:p>
                    </text:list-item>
                    <text:list-item>
                      <text:p text:style-name="P67">&amp;non-continuable</text:p>
                    </text:list-item>
                    <text:list-item>
                      <text:p text:style-name="P67">&amp;implementation-restriction</text:p>
                    </text:list-item>
                    <text:list-item>
                      <text:p text:style-name="P67">&amp;lexical</text:p>
                    </text:list-item>
                    <text:list-item>
                      <text:p text:style-name="P67">&amp;syntax</text:p>
                    </text:list-item>
                    <text:list-item>
                      <text:p text:style-name="P67">&amp;undefined</text:p>
                    </text:list-item>
                  </text:list>
                </text:list-item>
              </text:list>
            </text:list-item>
            <text:list-item>
              <text:p text:style-name="P67">&amp;message</text:p>
            </text:list-item>
            <text:list-item>
              <text:p text:style-name="P67">&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0">[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oft-page-break/><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0">[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0">[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0">[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0">[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0">[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0">[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0">[R6RS] This type describes a violation of an implementation restriction allowed by the specification, such as the absence of representations for NaNs and infinities.</text:p>
      <text:p text:style-name="Index"><text:soft-page-break/><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0">[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0">[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0">[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0">[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0">[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0">[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3">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0">[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3">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0"><text:soft-page-break/>[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3">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0">[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3">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0">[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3">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0">[R6RS] A condition of this type specifies that an operation tried to operate on an existing named file under the assumption that it did not exist.</text:p>
      <text:p text:style-name="Index"><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3">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0">[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3">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0">[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0">[R6RS] Each <text:span text:style-name="T16">file-option-symbol</text:span> must be a symbol. The <text:span text:style-name="T16">file-options</text:span> syntax returns a file-options object that encapsulates the specified options.</text:p>
      <text:p text:style-name="P10">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40495773" text:style-name="L8">
        <text:list-item>
          <text:p text:style-name="P52"><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52"><text:soft-page-break/><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52"><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3">port</text:span></text:span></text:p>
      <text:p text:style-name="Index"><text:span text:style-name="Category"><text:span text:style-name="T8">Function:</text:span></text:span><text:span text:style-name="Category"><text:span text:style-name="T22">i/o-decoding-error?</text:span></text:span><text:span text:style-name="T17">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3">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0">[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0">[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0">[R6RS] <text:span text:style-name="T16">Codec</text:span> must be a codec; <text:span text:style-name="T16">eol-style</text:span>, if present, an eol-style symbol; and <text:span text:style-name="T16">handling-mode</text:span>, if <text:soft-page-break/>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0">[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3">transcoder</text:span></text:span></text:p>
      <text:p text:style-name="Index"><text:span text:style-name="Category"><text:span text:style-name="T8">Function:</text:span></text:span><text:span text:style-name="Category"><text:span text:style-name="T22">transcoder-eol-style </text:span></text:span><text:span text:style-name="Category"><text:span text:style-name="T33">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3">transcoder</text:span></text:span></text:p>
      <text:p text:style-name="P10">[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3">bytevector transcoder</text:span></text:span></text:p>
      <text:p text:style-name="P10">[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3">string transcoder</text:span></text:span></text:p>
      <text:p text:style-name="P10">[R6RS] Returns the bytevector that results from transcoding the <text:span text:style-name="T16">string</text:span> according to the output direction of the transcoder.</text:p>
      <text:h text:style-name="Heading_20_3" text:outline-level="3">End-of-file object</text:h>
      <text:p text:style-name="Index"><text:span text:style-name="Category"><text:span text:style-name="T8">Function:</text:span></text:span><text:span text:style-name="Category"><text:span text:style-name="T22">eof-object</text:span></text:span></text:p>
      <text:p text:style-name="P10">[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3">obj</text:span></text:span></text:p>
      <text:p text:style-name="P10">[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3">obj</text:span></text:span></text:p>
      <text:p text:style-name="P10">[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3">obj</text:span></text:span></text:p>
      <text:p text:style-name="P10">[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3">binary-port transcoder</text:span></text:span></text:p>
      <text:p text:style-name="P10">[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3">port</text:span></text:span></text:p>
      <text:p text:style-name="P10">[R6RS] The <text:span text:style-name="T16">port-has-port-position?</text:span> procedure returns #t if the port supports the <text:span text:style-name="T16">port-position</text:span> operation, and #f otherwise.</text:p>
      <text:p text:style-name="P10"><text:s/>The <text:span text:style-name="T16">port-position</text:span> procedure returns the index of the position at which the next position would <text:soft-page-break/>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3">port pos</text:span></text:span></text:p>
      <text:p text:style-name="P10">[R6RS] The <text:span text:style-name="T16">port-has-set-port-position!?</text:span> procedure returns #t if the <text:span text:style-name="T16">port</text:span> supports the <text:span text:style-name="T16">set-port-position!</text:span> operation, and #f otherwise.</text:p>
      <text:p text:style-name="P10">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0">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3">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3">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3">obj</text:span></text:span></text:p>
      <text:p text:style-name="P10">[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3">input-port</text:span></text:span></text:p>
      <text:p text:style-name="P10">[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3">filename :optional file-options buffer-mode maybe-transcoder</text:span></text:span></text:p>
      <text:p text:style-name="P10">[R6RS] <text:span text:style-name="T16">Maybe-transcoder</text:span> must be either a transcoder or #f.</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text:span text:style-name="T16">buffer-mode</text:span> argument defaults to <text:span text:style-name="T16">block</text:span>.</text:p>
      <text:p text:style-name="P10">If <text:span text:style-name="T16">maybe-transcoder</text:span> is a transcoder,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3"> bytevector :optional maybe-transcoder</text:span></text:span></text:p>
      <text:p text:style-name="P10">[R6RS] <text:span text:style-name="T16">Maybe-transcoder</text:span> must be either a transcoder or #f.</text:p>
      <text:p text:style-name="P10">The <text:span text:style-name="T16">open-bytevector-input-port</text:span> procedure returns an input port whose bytes are drawn from <text:span text:style-name="T16">bytevector</text:span>. If transcoder is specified,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3"> string</text:span></text:span></text:p>
      <text:p text:style-name="P10"><text:soft-page-break/>[R6RS] Returns a textual input port whose characters are drawn from <text:span text:style-name="T16">string</text:span>.</text:p>
      <text:p text:style-name="P10">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0">[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3">:optional port</text:span></text:span></text:p>
      <text:p text:style-name="P10">[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3">id read! get-position set-position! close</text:span></text:span></text:p>
      <text:p text:style-name="P10">[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40500578" text:style-name="L9">
        <text:list-item>
          <text:p text:style-name="P53">(<text:span text:style-name="T16">read! bytevector start count</text:span>)</text:p>
          <text:p text:style-name="P53">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53"><text:s/>(<text:span text:style-name="T16">get-position</text:span>)</text:p>
          <text:p text:style-name="P53"><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53">(<text:span text:style-name="T16">set-position! pos</text:span>)</text:p>
          <text:p text:style-name="P53"><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53">(<text:span text:style-name="T16">close</text:span>)</text:p>
          <text:p text:style-name="P53">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3">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40495718" text:style-name="L10">
        <text:list-item>
          <text:p text:style-name="P57">(<text:span text:style-name="T16">read! string start count</text:span>)</text:p>
          <text:p text:style-name="P57">Start will be a non-negative exact integer object, count will be a positive exact integer <text:soft-page-break/>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57">(<text:span text:style-name="T16">get-position</text:span>)</text:p>
          <text:p text:style-name="P57">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57">(<text:span text:style-name="T16">set-position! pos</text:span>)</text:p>
          <text:p text:style-name="P57">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57"><text:s/>(<text:span text:style-name="T16">close</text:span>)</text:p>
          <text:p text:style-name="P57">The <text:span text:style-name="T16">close</text:span> procedure (if supplied) should perform any actions that are necessary when the input port is closed.</text:p>
        </text:list-item>
      </text:list>
      <text:h text:style-name="Heading_20_3" text:outline-level="3">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3">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3">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3">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3">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3">binary-input-port :optional reckless</text:span></text:span></text:p>
      <text:p text:style-name="First_20_line_20_indent"><text:soft-page-break/>[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3">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33"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3">textual-input-port</text:span></text:span></text:p>
      <text:p text:style-name="P11">[R6RS] Reads from <text:span text:style-name="T16">textual-input-port</text:span>, blocking as necessary, until a complete character is available from textual-input-port, or until an end of file is reached.</text:p>
      <text:p text:style-name="P11">If a complete character is available before the next end of file, <text:span text:style-name="T16">get-char</text:span> returns that character and 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3">textual-input-port</text:span></text:span></text:p>
      <text:p text:style-name="P11">[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3">textual-input-port count</text:span></text:span></text:p>
      <text:p text:style-name="P11">[R6RS] <text:span text:style-name="T16">Count</text:span> must be an exact, non-negative integer object, representing the number of characters to be read.</text:p>
      <text:p text:style-name="P11">The <text:span text:style-name="T16">get-string-n</text:span> procedure reads from textual-input-port, blocking as necessary, until <text:span text:style-name="T16">count</text:span> characters are available, or until an end of file is reached.</text:p>
      <text:p text:style-name="P11">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3">textual-input-port string start count</text:span></text:span></text:p>
      <text:p text:style-name="P11">[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1">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3">textual-input-port</text:span></text:span></text:p>
      <text:p text:style-name="P11">[R6RS] Reads from <text:span text:style-name="T16">textual-input-port</text:span> until an end of file, decoding characters in the same manner as <text:span text:style-name="T16">get-string-n</text:span> and <text:span text:style-name="T16">get-string-n!</text:span>.</text:p>
      <text:p text:style-name="P11">If characters are available before the end of file, a string containing all the characters decoded <text:soft-page-break/>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3">textual-input-port</text:span></text:span></text:p>
      <text:p text:style-name="P11">[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3">textual-input-port</text:span></text:span></text:p>
      <text:p text:style-name="P11">[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1">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3">obj</text:span></text:span></text:p>
      <text:p text:style-name="P10">[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3">output-port</text:span></text:span></text:p>
      <text:p text:style-name="P10">[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3">output-port</text:span></text:span></text:p>
      <text:p text:style-name="P10">[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3">filename :optional file-options buffer-mode maybe-transcoder</text:span></text:span></text:p>
      <text:p text:style-name="P10">[R6RS] <text:span text:style-name="T16">Maybe-transcoder</text:span> must be either a transcoder or #f.</text:p>
      <text:p text:style-name="P10">The <text:span text:style-name="T16">open-file-output-port</text:span> procedure returns an output port for the named file.</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buffer-mode argument defaults to <text:span text:style-name="T16">block</text:span>.</text:p>
      <text:p text:style-name="P10">If <text:span text:style-name="T16">maybe-transcoder</text:span> is a transcoder, it becomes the transcoder associated with the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3">:optional maybe-transcoder</text:span></text:span></text:p>
      <text:p text:style-name="P10">[R6RS] <text:span text:style-name="T16">Maybe-transcoder</text:span> must be either a transcoder or #f.</text:p>
      <text:p text:style-name="P10">The <text:span text:style-name="T16">open-bytevector-output-port</text:span> procedure returns two values: an output port and an extraction procedure. The output port accumulates the bytes written to it for later extraction by the procedure.</text:p>
      <text:p text:style-name="P10">If <text:span text:style-name="T16">maybe-transcoder</text:span> is a transcoder, it becomes the transcoder associated with the port. If <text:soft-page-break/><text:span text:style-name="T16">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3">proc</text:span></text:span><text:span text:style-name="Category"><text:span text:style-name="T24"> </text:span></text:span><text:span text:style-name="Category"><text:span text:style-name="T33">:optional maybe-transcoder</text:span></text:span></text:p>
      <text:p text:style-name="P10">[R6RS] <text:span text:style-name="T16">Proc</text:span> must accept one argument. <text:span text:style-name="T16">Maybe-transcoder </text:span>must be either a transcoder or #f.</text:p>
      <text:p text:style-name="P10">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3">proc</text:span></text:span></text:p>
      <text:p text:style-name="P10">[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0">[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3">: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3">:optional port</text:span></text:span></text:p>
      <text:p text:style-name="P10">[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3">id write! get-position set-position! close</text:span></text:span></text:p>
      <text:p text:style-name="P10">[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6">make-custom-binary-input-port</text:span>.</text:p>
      <text:list xml:id="list40494415" text:style-name="L11">
        <text:list-item>
          <text:p text:style-name="P54">(<text:span text:style-name="T16">write! bytevector start count</text:span>)</text:p>
          <text:p text:style-name="P54"><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oft-page-break/><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3">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40491467" text:style-name="L12">
        <text:list-item>
          <text:p text:style-name="P58">(<text:span text:style-name="T16">write! string start count</text:span>)</text:p>
          <text:p text:style-name="P58"><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3">binary-output-port octet</text:span></text:span></text:p>
      <text:p text:style-name="P10">[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3">binary-output-port bytevector :optional start count</text:span></text:span></text:p>
      <text:p text:style-name="P10">[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3">textual-output-port char</text:span></text:span></text:p>
      <text:p text:style-name="P10">[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3">textual-output-port string :optional start count</text:span></text:span></text:p>
      <text:p text:style-name="P10">[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3">textual-output-port datum</text:span></text:span></text:p>
      <text:p text:style-name="P10">[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3">filename :optional file-options buffer-mode transcoder</text:span></text:span></text:p>
      <text:p text:style-name="P10">[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3">id read! write! get-position set-position! close</text:span></text:span></text:p>
      <text:p text:style-name="P10">[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text:soft-page-break/>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0">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3">id read! write! get-position set-position! close</text:span></text:span></text:p>
      <text:p text:style-name="P10">[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0">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3">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3">filename proc</text:span></text:span></text:p>
      <text:p text:style-name="P10">[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3">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3">filename thunk</text:span></text:span></text:p>
      <text:p text:style-name="P10">[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3">filename</text:span></text:span></text:p>
      <text:p text:style-name="P10">[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3">port</text:span></text:span></text:p>
      <text:p text:style-name="P10">[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3">: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3">:optional textual-input-port</text:span></text:span></text:p>
      <text:p text:style-name="P10">[R6RS] These work the same as <text:span text:style-name="T16">get-char </text:span>and <text:span text:style-name="T16">lookahead-char</text:span>.</text:p>
      <text:p text:style-name="P10">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3">:optional textual-input-port</text:span></text:span></text:p>
      <text:p text:style-name="P10">[R6RS] <text:s/>Reads an external representation from <text:span text:style-name="T16">textual-input-port</text:span> and returns the datum it represents. The read procedure operates in the same way as <text:span text:style-name="T16">get-datum</text:span>.</text:p>
      <text:p text:style-name="P10"><text:soft-page-break/>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3">char :optional textual-output-port</text:span></text:span></text:p>
      <text:p text:style-name="P10">[R6RS] Writes an encoding of the character char to the<text:span text:style-name="T16"> textual-output-port</text:span>, and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3">:optional textual-output-port</text:span></text:span></text:p>
      <text:p text:style-name="P10">[R6RS] This is equivalent to using <text:span text:style-name="T16">write-char</text:span> to write <text:span text:style-name="T16">#\linefeed</text:span> to <text:span text:style-name="T16">textual-output-port</text:span>.</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3">obj :optional textual-output-port</text:span></text:span></text:p>
      <text:p text:style-name="P10">[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3">obj :optional textual-output-port</text:span></text:span></text:p>
      <text:p text:style-name="P10">[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0">If <text:span text:style-name="T16">textual-output-port</text:span> is omitted, it defaults to the value returned by <text:span text:style-name="T16">current-output-port</text:span>.</text:p>
      <text:h text:style-name="Heading_20_2" text:outline-level="2">(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3">filename</text:span></text:span></text:p>
      <text:p text:style-name="P10">[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3">filename</text:span></text:span></text:p>
      <text:p text:style-name="P10">[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0">[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3">:optional obj</text:span></text:span></text:p>
      <text:p text:style-name="P10">[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33" text:outline-level="3"><text:soft-page-break/>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1.222cm" svg:height="0.527cm"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3"> obj</text:span></text:span></text:p>
      <text:p text:style-name="P10">[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0">[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3">fx1 fx2 fx3 …</text:span></text:span></text:p>
      <text:p text:style-name="P10">[R6RS] These procedures return #t if their arguments are: equal, monotonically increasing, monotonically decreasing, monotonically nondecreasing, or monotonically nonincreasing, #f otherwise. </text:p>
      <text:p text:style-name="Index"><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3">fx</text:span></text:span></text:p>
      <text:p text:style-name="P10">[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3">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3">fx1 fx2 …</text:span></text:span></text:p>
      <text:p text:style-name="P10">[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text:span></text:span></text:p>
      <text:p text:style-name="P22"><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optional fx2</text:span></text:span></text:p>
      <text:p text:style-name="P22"><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0">With one argument, this procedure returns the additive inverse of its argument, provided that integer object is a fixnum.</text:p>
      <text:p text:style-name="P22"><text:span text:style-name="T1">An exception with condition type </text:span><text:span text:style-name="T18">&amp;implementation-restriction</text:span><text:span text:style-name="T1"> is raised if the mathematically correct result of this procedure is not a fixnum.</text:span></text:p>
      <text:p text:style-name="P22"><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oft-page-break/><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3">fx1 fx2</text:span></text:span></text:p>
      <text:p text:style-name="P22"><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20">(let* ((s (+ fx1 fx2 fx3))</text:p>
      <text:p text:style-name="P20"><text:s text:c="7"/>(s0 (mod0 s (expt 2 (fixnum-width))))</text:p>
      <text:p text:style-name="P20"><text:s text:c="7"/>(s1 (div0 s (expt 2 (fixnum-width)))))</text:p>
      <text:p text:style-name="P20"><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16">(let* ((d (- fx1 fx2 fx3))</text:p>
      <text:p text:style-name="P16"><text:s text:c="7"/>(d0 (mod0 d (expt 2 (fixnum-width))))</text:p>
      <text:p text:style-name="P16"><text:s text:c="7"/>(d1 (div0 d (expt 2 (fixnum-width)))))</text:p>
      <text:p text:style-name="P16"><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16">(let* ((s (+ (* fx1 fx2) fx3))</text:p>
      <text:p text:style-name="P16"><text:s text:c="7"/>(s0 (mod0 s (expt 2 (fixnum-width))))</text:p>
      <text:p text:style-name="P16"><text:s text:c="7"/>(s1 (div0 s (expt 2 (fixnum-width)))))</text:p>
      <text:p text:style-name="P16"><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3">fx</text:span></text:span></text:p>
      <text:p text:style-name="P16"><text:span text:style-name="T1">[R6RS] Returns the unique fixnum that is congruent mod </text:span><text:span text:style-name="T1"><draw:frame draw:style-name="fr1" draw:name="Object2" text:anchor-type="as-char" svg:width="1.222cm" svg:height="0.527cm"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3">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3">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3">fx1 … </text:span></text:span></text:p>
      <text:p text:style-name="P10">[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3">fx1 fx2 fx3</text:span></text:span></text:p>
      <text:p text:style-name="P16"><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0"><text:soft-page-break/>(fxior (fxand fx1 fx2)</text:p>
      <text:p text:style-name="P20"><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3">fx</text:span></text:span></text:p>
      <text:p text:style-name="P16"><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0">(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3">fx</text:span></text:span></text:p>
      <text:p text:style-name="P16"><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0">(do ((result 0 (+ result 1))</text:p>
      <text:p text:style-name="P20"><text:s text:c="5"/>(bits (if (fxnegative? fx)</text:p>
      <text:p text:style-name="P20"><text:s text:c="15"/>(fxnot fx)</text:p>
      <text:p text:style-name="P20"><text:s text:c="15"/>fx)</text:p>
      <text:p text:style-name="P20"><text:s text:c="11"/>(fxarithmetic-shift-right bits 1)))</text:p>
      <text:p text:style-name="P20"><text:s text:c="4"/>((fxzero? bits)</text:p>
      <text:p text:style-name="P20"><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3">fx</text:span></text:span></text:p>
      <text:p text:style-name="P16"><text:span text:style-name="T1">[R6RS] Returns the index of the least significant 1 bit in the two’s complement representation of </text:span><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3">fx1 fx2</text:span></text:span></text:p>
      <text:p text:style-name="P16"><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0">(not</text:p>
      <text:p text:style-name="P20"><text:s text:c="2"/>(fxzero?</text:p>
      <text:p text:style-name="P20"><text:s text:c="4"/>(fxand fx1</text:p>
      <text:p text:style-name="P20"><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3">fx1 fx2 fx3</text:span></text:span></text:p>
      <text:p text:style-name="P16"><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0">(let* ((mask (fxarithmetic-shift-left 1 fx2)))</text:p>
      <text:p text:style-name="P20"><text:s text:c="2"/>(fxif mask</text:p>
      <text:p text:style-name="P20"><text:s text:c="8"/>(fxarithmetic-shift-left fx3 fx2)</text:p>
      <text:p text:style-name="P20"><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3">fx1 fx2 fx3</text:span></text:span></text:p>
      <text:p text:style-name="P16"><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oft-page-break/><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0">(let* ((mask (fxnot</text:p>
      <text:p text:style-name="P20"><text:s text:c="14"/>(fxarithmetic-shift-left -1 fx3))))</text:p>
      <text:p text:style-name="P20"><text:s text:c="2"/>(fxarithmetic-shift-right (fxand fx1 mask)</text:p>
      <text:p text:style-name="P20"><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3">fx1 fx2 fx3 fx4</text:span></text:span></text:p>
      <text:p text:style-name="P16"><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0">(let* ((to <text:s text:c="3"/>fx1)</text:p>
      <text:p text:style-name="P20"><text:s text:c="7"/>(start fx2)</text:p>
      <text:p text:style-name="P20"><text:s text:c="7"/>(end <text:s text:c="2"/>fx3)</text:p>
      <text:p text:style-name="P20"><text:s text:c="7"/>(from <text:s/>fx4)</text:p>
      <text:p text:style-name="P20"><text:s text:c="7"/>(mask1 (fxarithmetic-shift-left -1 start))</text:p>
      <text:p text:style-name="P20"><text:s text:c="7"/>(mask2 (fxnot</text:p>
      <text:p text:style-name="P20"><text:s text:c="15"/>(fxarithmetic-shift-left -1 end)))</text:p>
      <text:p text:style-name="P20"><text:s text:c="7"/>(mask (fxand mask1 mask2)))</text:p>
      <text:p text:style-name="P20"><text:s text:c="2"/>(fxif mask</text:p>
      <text:p text:style-name="P20"><text:s text:c="8"/>(fxarithmetic-shift-left from start)</text:p>
      <text:p text:style-name="P20"><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3">fx1 fx2</text:span></text:span></text:p>
      <text:p text:style-name="P16"><text:span text:style-name="T1">[R6RS] The absolute value of </text:span><text:span text:style-name="T15">fx2</text:span><text:span text:style-name="T1"> must be less than </text:span><text:span text:style-name="T15">(fixnum-width)</text:span><text:span text:style-name="T1">. If </text:span></text:p>
      <text:p text:style-name="P16">(floor (* fx1 (expt 2 fx2)))</text:p>
      <text:p text:style-name="P12">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3">fx1 fx2</text:span></text:span></text:p>
      <text:p text:style-name="P16"><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3">fx1 fx2 fx3 fx4</text:span></text:span></text:p>
      <text:p text:style-name="P16"><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0">(let* ((n <text:s text:c="4"/>fx1)</text:p>
      <text:p text:style-name="P20"><text:soft-page-break/><text:s text:c="7"/>(start fx2)</text:p>
      <text:p text:style-name="P20"><text:s text:c="7"/>(end <text:s text:c="2"/>fx3)</text:p>
      <text:p text:style-name="P20"><text:s text:c="7"/>(count fx4)</text:p>
      <text:p text:style-name="P20"><text:s text:c="7"/>(width (fx- end start)))</text:p>
      <text:p text:style-name="P20"><text:s text:c="2"/>(if (fxpositive? width)</text:p>
      <text:p text:style-name="P20"><text:s text:c="6"/>(let* ((count (fxmod count width))</text:p>
      <text:p text:style-name="P20"><text:s text:c="13"/>(field0</text:p>
      <text:p text:style-name="P20"><text:s text:c="15"/>(fxbit-field n start end))</text:p>
      <text:p text:style-name="P20"><text:s text:c="13"/>(field1</text:p>
      <text:p text:style-name="P20"><text:s text:c="15"/>(fxarithmetic-shift-left</text:p>
      <text:p text:style-name="P20"><text:s text:c="17"/>field0 count))</text:p>
      <text:p text:style-name="P20"><text:s text:c="13"/>(field2</text:p>
      <text:p text:style-name="P20"><text:s text:c="15"/>(fxarithmetic-shift-right</text:p>
      <text:p text:style-name="P20"><text:s text:c="17"/>field0 (fx- width count)))</text:p>
      <text:p text:style-name="P20"><text:s text:c="13"/>(field (fxior field1 field2)))</text:p>
      <text:p text:style-name="P20"><text:s text:c="8"/>(fxcopy-bit-field n start end field))</text:p>
      <text:p text:style-name="P20"><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3">fx1 fx2 fx3</text:span></text:span></text:p>
      <text:p text:style-name="P16"><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34" text:outline-level="3">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3">obj</text:span></text:span></text:p>
      <text:p text:style-name="P10">[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3">x</text:span></text:span></text:p>
      <text:p text:style-name="P18"><text:span text:style-name="T3">[R6RS] Returns the best flonum representation of </text:span><text:span text:style-name="T13">x</text:span><text:span text:style-name="T3">.</text:span></text:p>
      <text:p text:style-name="P10">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3">fl1 fl2 fl3 … </text:span></text:span></text:p>
      <text:p text:style-name="P10">[R6RS] These procedures return #t if their arguments are: equal, monotonically increasing, monotonically decreasing, monotonically nondecreasing, or monotonically nonincreasing, #f <text:soft-page-break/>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3">fl</text:span></text:span></text:p>
      <text:p text:style-name="P18"><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3">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3">fl1 fl2 … </text:span></text:span></text:p>
      <text:p text:style-name="P10">[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 </text:span></text:span></text:p>
      <text:p text:style-name="P10">[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text:span></text:span></text:p>
      <text:p text:style-name="P10">[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3">fl</text:span></text:span></text:p>
      <text:p text:style-name="P18"><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3">fl1 fl2</text:span></text:span></text:p>
      <text:p text:style-name="P10">[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3">fl</text:span></text:span></text:p>
      <text:p text:style-name="P18"><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3">fl</text:span></text:span></text:p>
      <text:p text:style-name="Index"><text:soft-page-break/><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3">fl</text:span></text:span></text:p>
      <text:p text:style-name="P18"><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0">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3">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3">fl1 :optional fl2</text:span></text:span></text:p>
      <text:p text:style-name="P18"><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3">fl</text:span></text:span></text:p>
      <text:p text:style-name="P18"><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3">fl1 fl2</text:span></text:span></text:p>
      <text:p text:style-name="P18"><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no-nan-violation?</text:span></text:span><text:span text:style-name="T17"> obj</text:span></text:p>
      <text:p text:style-name="P10">[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3">fx</text:span></text:span></text:p>
      <text:p text:style-name="P20"><text:span text:style-name="T6">[R6RS] Returns a flonum that is numerically closest to </text:span>fx<text:span text:style-name="T6">.</text:span></text:p>
      <text:h text:style-name="P33"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3">ei</text:span></text:span></text:p>
      <text:p text:style-name="P20"><text:span text:style-name="T6">[R6RS] Returns the exact integer object whose two’s complement representation is the one’s complement of the two’s complement representation of </text:span>ei<text:span text:style-name="T6">.</text:span></text:p>
      <text:p text:style-name="Index"><text:soft-page-break/><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3">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3">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3">ei1 … </text:span></text:span></text:p>
      <text:p text:style-name="P20"><text:span text:style-name="Category"><text:span text:style-name="T27">[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3">ei1 ei2 ei3 </text:span></text:span></text:p>
      <text:p text:style-name="P20"><text:span text:style-name="Category"><text:span text:style-name="T27">[R6RS] Returns the exact integer object that is the bit-wise “if” of the two’s complement representations of its arguments, i.e. for each bit, if it is 1 in </text:span></text:span><text:span text:style-name="Category"><text:span text:style-name="T29">ei1</text:span></text:span><text:span text:style-name="Category"><text:span text:style-name="T27">, the corresponding bit in </text:span></text:span><text:span text:style-name="Category"><text:span text:style-name="T29">ei2</text:span></text:span><text:span text:style-name="Category"><text:span text:style-name="T27"> becomes the value of the corresponding bit in the result, and if it is 0, the corresponding bit in </text:span></text:span><text:span text:style-name="Category"><text:span text:style-name="T29">ei3</text:span></text:span><text:span text:style-name="Category"><text:span text:style-name="T27"> becomes the corresponding bit in the value of the result. This is the result of the following computation:</text:span></text:span></text:p>
      <text:p text:style-name="P20"><text:span text:style-name="Category"><text:span text:style-name="T29">(bitwise-ior (bitwise-and ei1 ei2)</text:span></text:span></text:p>
      <text:p text:style-name="P20"><text:span text:style-name="Category"><text:span text:style-name="T29"><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3">ei </text:span></text:span></text:p>
      <text:p text:style-name="P20"><text:span text:style-name="Category"><text:span text:style-name="T27">[R6RS] If </text:span></text:span><text:span text:style-name="Category"><text:span text:style-name="T29">ei</text:span></text:span><text:span text:style-name="Category"><text:span text:style-name="T27"> is non-negative, this procedure returns the number of 1 bits in the two’s complement representation of </text:span></text:span><text:span text:style-name="Category"><text:span text:style-name="T29">ei</text:span></text:span><text:span text:style-name="Category"><text:span text:style-name="T27">. Otherwise it returns the result of the following computation:</text:span></text:span></text:p>
      <text:p text:style-name="P20"><text:span text:style-name="Category"><text:span text:style-name="T29">(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3">ei </text:span></text:span></text:p>
      <text:p text:style-name="P20"><text:span text:style-name="Category"><text:span text:style-name="T27">[R6RS] Returns the number of bits needed to represent </text:span></text:span><text:span text:style-name="Category"><text:span text:style-name="T29">ei</text:span></text:span><text:span text:style-name="Category"><text:span text:style-name="T27"> if it is positive, and the number of bits needed to represent </text:span></text:span><text:span text:style-name="Category"><text:span text:style-name="T29">(bitwise-not ei)</text:span></text:span><text:span text:style-name="Category"><text:span text:style-name="T27"> if it is negative, which is the exact integer object that is the result of the following computation:</text:span></text:span></text:p>
      <text:p text:style-name="P20"><text:span text:style-name="Category"><text:span text:style-name="T29">(do ((result 0 (+ result 1))</text:span></text:span></text:p>
      <text:p text:style-name="P20"><text:span text:style-name="Category"><text:span text:style-name="T29"><text:s text:c="5"/>(bits (if (negative? ei)</text:span></text:span></text:p>
      <text:p text:style-name="P20"><text:span text:style-name="Category"><text:span text:style-name="T29"><text:s text:c="15"/>(bitwise-not ei)</text:span></text:span></text:p>
      <text:p text:style-name="P20"><text:span text:style-name="Category"><text:span text:style-name="T29"><text:s text:c="15"/>ei)</text:span></text:span></text:p>
      <text:p text:style-name="P20"><text:span text:style-name="Category"><text:span text:style-name="T29"><text:s text:c="11"/>(bitwise-arithmetic-shift bits -1)))</text:span></text:span></text:p>
      <text:p text:style-name="P20"><text:span text:style-name="Category"><text:span text:style-name="T29"><text:s text:c="4"/>((zero? bits)</text:span></text:span></text:p>
      <text:p text:style-name="P20"><text:span text:style-name="Category"><text:span text:style-name="T29"><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3">ei </text:span></text:span></text:p>
      <text:p text:style-name="P20"><text:span text:style-name="Category"><text:span text:style-name="T27">[R6RS] Returns the index of the least significant 1 bit in the two’s complement representation of </text:span></text:span><text:span text:style-name="Category"><text:span text:style-name="T29">ei</text:span></text:span><text:span text:style-name="Category"><text:span text:style-name="T27">. If </text:span></text:span><text:span text:style-name="Category"><text:span text:style-name="T29">ei</text:span></text:span><text:span text:style-name="Category"><text:span text:style-name="T27">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3">ei1 ei2</text:span></text:span></text:p>
      <text:p text:style-name="P20"><text:span text:style-name="Category"><text:span text:style-name="T27">[R6RS] </text:span></text:span><text:span text:style-name="Category"><text:span text:style-name="T29">Ei2</text:span></text:span><text:span text:style-name="Category"><text:span text:style-name="T27"> must be non-negative. The </text:span></text:span><text:span text:style-name="Category"><text:span text:style-name="T29">bitwise-bit-set?</text:span></text:span><text:span text:style-name="Category"><text:span text:style-name="T27"> procedure returns #t if the </text:span></text:span><text:span text:style-name="Category"><text:span text:style-name="T29">ei2</text:span></text:span><text:span text:style-name="Category"><text:span text:style-name="T27">th bit is 1 in the two’s complement representation of </text:span></text:span><text:span text:style-name="Category"><text:span text:style-name="T29">ei1</text:span></text:span><text:span text:style-name="Category"><text:span text:style-name="T27">, and #f otherwise. This is the result of the following computation:</text:span></text:span></text:p>
      <text:p text:style-name="P20"><text:span text:style-name="Category"><text:span text:style-name="T29">(not (zero?</text:span></text:span></text:p>
      <text:p text:style-name="P20"><text:span text:style-name="Category"><text:span text:style-name="T29"><text:s text:c="7"/>(bitwise-and</text:span></text:span></text:p>
      <text:p text:style-name="P20"><text:span text:style-name="Category"><text:span text:style-name="T29"><text:s text:c="9"/>(bitwise-arithmetic-shift-left 1 ei2)</text:span></text:span></text:p>
      <text:p text:style-name="P20"><text:span text:style-name="Category"><text:span text:style-name="T29"><text:s text:c="9"/>ei1)))</text:span></text:span></text:p>
      <text:p text:style-name="Index"><text:soft-page-break/><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must be non-negative, and </text:span></text:span><text:span text:style-name="Category"><text:span text:style-name="T29">ei3</text:span></text:span><text:span text:style-name="Category"><text:span text:style-name="T27"> must be either 0 or 1. The </text:span></text:span><text:span text:style-name="Category"><text:span text:style-name="T29">bitwise-copy-bit</text:span></text:span><text:span text:style-name="Category"><text:span text:style-name="T27"> procedure returns the result of replacing the </text:span></text:span><text:span text:style-name="Category"><text:span text:style-name="T29">ei2</text:span></text:span><text:span text:style-name="Category"><text:span text:style-name="T27">th bit of </text:span></text:span><text:span text:style-name="Category"><text:span text:style-name="T29">ei1</text:span></text:span><text:span text:style-name="Category"><text:span text:style-name="T27"> by the </text:span></text:span><text:span text:style-name="Category"><text:span text:style-name="T29">ei2</text:span></text:span><text:span text:style-name="Category"><text:span text:style-name="T27">th bit of </text:span></text:span><text:span text:style-name="Category"><text:span text:style-name="T29">ei3</text:span></text:span><text:span text:style-name="Category"><text:span text:style-name="T27">, which is the result of the following computation:</text:span></text:span></text:p>
      <text:p text:style-name="P20"><text:span text:style-name="Category"><text:span text:style-name="T29">(let* ((mask (bitwise-arithmetic-shift-left 1 ei2)))</text:span></text:span></text:p>
      <text:p text:style-name="P20"><text:span text:style-name="Category"><text:span text:style-name="T29"><text:s text:c="2"/>(bitwise-if mask</text:span></text:span></text:p>
      <text:p text:style-name="P20"><text:span text:style-name="Category"><text:span text:style-name="T29"><text:s text:c="12"/>(bitwise-arithmetic-shift-left ei3 ei2)</text:span></text:span></text:p>
      <text:p text:style-name="P20"><text:span text:style-name="Category"><text:span text:style-name="T29"><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bit-field</text:span></text:span><text:span text:style-name="Category"><text:span text:style-name="T27"> procedure returns the number represented by the bits at the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which is the result of the following computation:</text:span></text:span></text:p>
      <text:p text:style-name="P20"><text:span text:style-name="Category"><text:span text:style-name="T29">(let ((mask</text:span></text:span></text:p>
      <text:p text:style-name="P20"><text:span text:style-name="Category"><text:span text:style-name="T29"><text:s text:c="7"/>(bitwise-not</text:span></text:span></text:p>
      <text:p text:style-name="P20"><text:span text:style-name="Category"><text:span text:style-name="T29"><text:s text:c="8"/>(bitwise-arithmetic-shift-left -1 ei3))))</text:span></text:span></text:p>
      <text:p text:style-name="P20"><text:span text:style-name="Category"><text:span text:style-name="T29"><text:s text:c="2"/>(bitwise-arithmetic-shift-right</text:span></text:span></text:p>
      <text:p text:style-name="P20"><text:span text:style-name="Category"><text:span text:style-name="T29"><text:s text:c="4"/>(bitwise-and ei1 mask)</text:span></text:span></text:p>
      <text:p text:style-name="P20"><text:span text:style-name="Category"><text:span text:style-name="T29"><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3">ei1 ei2 ei3 ei4</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copy-bit-field</text:span></text:span><text:span text:style-name="Category"><text:span text:style-name="T27"> procedure returns the result of replac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he corresponding bits in </text:span></text:span><text:span text:style-name="Category"><text:span text:style-name="T29">ei4</text:span></text:span><text:span text:style-name="Category"><text:span text:style-name="T27">, which is the fixnum result of the following computation:</text:span></text:span></text:p>
      <text:p text:style-name="P20"><text:span text:style-name="Category"><text:span text:style-name="T29">(let* ((to <text:s text:c="3"/>ei1)</text:span></text:span></text:p>
      <text:p text:style-name="P20"><text:span text:style-name="Category"><text:span text:style-name="T29"><text:s text:c="7"/>(start ei2)</text:span></text:span></text:p>
      <text:p text:style-name="P20"><text:span text:style-name="Category"><text:span text:style-name="T29"><text:s text:c="7"/>(end <text:s text:c="2"/>ei3)</text:span></text:span></text:p>
      <text:p text:style-name="P20"><text:span text:style-name="Category"><text:span text:style-name="T29"><text:s text:c="7"/>(from <text:s/>ei4)</text:span></text:span></text:p>
      <text:p text:style-name="P20"><text:span text:style-name="Category"><text:span text:style-name="T29"><text:s text:c="7"/>(mask1</text:span></text:span></text:p>
      <text:p text:style-name="P20"><text:span text:style-name="Category"><text:span text:style-name="T29"><text:s text:c="9"/>(bitwise-arithmetic-shift-left -1 start))</text:span></text:span></text:p>
      <text:p text:style-name="P20"><text:span text:style-name="Category"><text:span text:style-name="T29"><text:s text:c="7"/>(mask2</text:span></text:span></text:p>
      <text:p text:style-name="P20"><text:span text:style-name="Category"><text:span text:style-name="T29"><text:s text:c="9"/>(bitwise-not</text:span></text:span></text:p>
      <text:p text:style-name="P20"><text:span text:style-name="Category"><text:span text:style-name="T29"><text:s text:c="11"/>(bitwise-arithmetic-shift-left -1 end)))</text:span></text:span></text:p>
      <text:p text:style-name="P20"><text:span text:style-name="Category"><text:span text:style-name="T29"><text:s text:c="7"/>(mask (bitwise-and mask1 mask2)))</text:span></text:span></text:p>
      <text:p text:style-name="P20"><text:span text:style-name="Category"><text:span text:style-name="T29"><text:s text:c="2"/>(bitwise-if mask</text:span></text:span></text:p>
      <text:p text:style-name="P20"><text:span text:style-name="Category"><text:span text:style-name="T29"><text:s text:c="14"/>(bitwise-arithmetic-shift-left from</text:span></text:span></text:p>
      <text:p text:style-name="P20"><text:span text:style-name="Category"><text:span text:style-name="T29"><text:s text:c="45"/>start)</text:span></text:span></text:p>
      <text:p text:style-name="P20"><text:span text:style-name="Category"><text:span text:style-name="T29"><text:s text:c="14"/>to))</text:span></text:span></text:p>
      <text:p text:style-name="Index"><text:soft-page-break/><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3">ei1 ei2</text:span></text:span></text:p>
      <text:p text:style-name="P20"><text:span text:style-name="Category"><text:span text:style-name="T27">[R6RS] Returns the result of the following computation:</text:span></text:span></text:p>
      <text:p text:style-name="P20"><text:span text:style-name="Category"><text:span text:style-name="T29">(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3">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3">ei1 ei2</text:span></text:span></text:p>
      <text:p text:style-name="P20"><text:span text:style-name="Category"><text:span text:style-name="T27">[R6RS] Ei2 must be non-negative. The </text:span></text:span><text:span text:style-name="Category"><text:span text:style-name="T29">bitwise-arithmetic-shift-left</text:span></text:span><text:span text:style-name="Category"><text:span text:style-name="T27"> procedure returns the same result as </text:span></text:span><text:span text:style-name="Category"><text:span text:style-name="T29">bitwise-arithmetic-shift</text:span></text:span><text:span text:style-name="Category"><text:span text:style-name="T27">, and</text:span></text:span></text:p>
      <text:p text:style-name="P20"><text:span text:style-name="Category"><text:span text:style-name="T29">(bitwise-arithmetic-shift-right ei1 ei2)</text:span></text:span></text:p>
      <text:p text:style-name="P20"><text:span text:style-name="Category"><text:span text:style-name="T27">returns the same result as</text:span></text:span></text:p>
      <text:p text:style-name="P20"><text:span text:style-name="Category"><text:span text:style-name="T29">(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3">ei1 ei2 ei3 ei4</text:span></text:span></text:p>
      <text:p text:style-name="P20"><text:span text:style-name="Category"><text:span text:style-name="T27">[R6RS] </text:span></text:span><text:span text:style-name="Category"><text:span text:style-name="T29">Ei2</text:span></text:span><text:span text:style-name="Category"><text:span text:style-name="T27">, </text:span></text:span><text:span text:style-name="Category"><text:span text:style-name="T29">ei3</text:span></text:span><text:span text:style-name="Category"><text:span text:style-name="T27">, </text:span></text:span><text:span text:style-name="Category"><text:span text:style-name="T29">ei4</text:span></text:span><text:span text:style-name="Category"><text:span text:style-name="T27"> must be non-negative,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and </text:span></text:span><text:span text:style-name="Category"><text:span text:style-name="T29">ei4</text:span></text:span><text:span text:style-name="Category"><text:span text:style-name="T27"> must be non-negative. procedure returns the result of cyclically permut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ext:span></text:span><text:span text:style-name="Category"><text:span text:style-name="T29">ei4</text:span></text:span><text:span text:style-name="Category"><text:span text:style-name="T27"> bits towards the more significant bits, which is the result of the following computation:</text:span></text:span></text:p>
      <text:p text:style-name="P20"><text:span text:style-name="Category"><text:span text:style-name="T29">(let* ((n <text:s text:c="4"/>ei1)</text:span></text:span></text:p>
      <text:p text:style-name="P20"><text:span text:style-name="Category"><text:span text:style-name="T29"><text:s text:c="7"/>(start ei2)</text:span></text:span></text:p>
      <text:p text:style-name="P20"><text:span text:style-name="Category"><text:span text:style-name="T29"><text:s text:c="7"/>(end <text:s text:c="2"/>ei3)</text:span></text:span></text:p>
      <text:p text:style-name="P20"><text:span text:style-name="Category"><text:span text:style-name="T29"><text:s text:c="7"/>(count ei4)</text:span></text:span></text:p>
      <text:p text:style-name="P20"><text:span text:style-name="Category"><text:span text:style-name="T29"><text:s text:c="7"/>(width (- end start)))</text:span></text:span></text:p>
      <text:p text:style-name="P20"><text:span text:style-name="Category"><text:span text:style-name="T29"><text:s text:c="2"/>(if (positive? width)</text:span></text:span></text:p>
      <text:p text:style-name="P20"><text:span text:style-name="Category"><text:span text:style-name="T29"><text:s text:c="6"/>(let* ((count (mod count width))</text:span></text:span></text:p>
      <text:p text:style-name="P20"><text:span text:style-name="Category"><text:span text:style-name="T29"><text:s text:c="13"/>(field0</text:span></text:span></text:p>
      <text:p text:style-name="P20"><text:span text:style-name="Category"><text:span text:style-name="T29"><text:s text:c="15"/>(bitwise-bit-field n start end))</text:span></text:span></text:p>
      <text:p text:style-name="P20"><text:span text:style-name="Category"><text:span text:style-name="T29"><text:s text:c="13"/>(field1 (bitwise-arithmetic-shift-left</text:span></text:span></text:p>
      <text:p text:style-name="P20"><text:span text:style-name="Category"><text:span text:style-name="T29"><text:s text:c="23"/>field0 count))</text:span></text:span></text:p>
      <text:p text:style-name="P20"><text:span text:style-name="Category"><text:span text:style-name="T29"><text:s text:c="13"/>(field2 (bitwise-arithmetic-shift-right</text:span></text:span></text:p>
      <text:p text:style-name="P20"><text:span text:style-name="Category"><text:span text:style-name="T29"><text:s text:c="23"/>field0</text:span></text:span></text:p>
      <text:p text:style-name="P20"><text:span text:style-name="Category"><text:span text:style-name="T29"><text:s text:c="23"/>(- width count)))</text:span></text:span></text:p>
      <text:p text:style-name="P20"><text:span text:style-name="Category"><text:span text:style-name="T29"><text:s text:c="13"/>(field (bitwise-ior field1 field2)))</text:span></text:span></text:p>
      <text:p text:style-name="P20"><text:span text:style-name="Category"><text:span text:style-name="T29"><text:s text:c="8"/>(bitwise-copy-bit-field n start end field))</text:span></text:span></text:p>
      <text:p text:style-name="P20"><text:span text:style-name="Category"><text:span text:style-name="T29"><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3">ei1 ei2 ei3</text:span></text:span></text:p>
      <text:p text:style-name="P20"><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reverse-bit-field</text:span></text:span><text:span text:style-name="Category"><text:span text:style-name="T27"> procedure returns the result obtained from </text:span></text:span><text:span text:style-name="Category"><text:span text:style-name="T29">ei1</text:span></text:span><text:span text:style-name="Category"><text:span text:style-name="T27"> by reversing the order of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text:span></text:span></text:p>
      <text:h text:style-name="Heading_20_2" text:outline-level="2"><text:soft-page-break/><text:span text:style-name="Category"><text:span text:style-name="T37">(rnrs syntax-case (6))</text:span></text:span></text:h>
      <text:p text:style-name="Text_20_body"><text:span text:style-name="Category"><text:span text:style-name="T27">On Sagittarius Scheme </text:span></text:span><text:span text:style-name="Category"><text:span text:style-name="T35">syntax-case</text:span></text:span><text:span text:style-name="Category"><text:span text:style-name="T27">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3">(define-syntax let/scope</text:span></text:span></text:p>
      <text:p text:style-name="First_20_line_20_indent"><text:span text:style-name="Category"><text:span text:style-name="T33"><text:s text:c="2"/>(lambda(x)</text:span></text:span></text:p>
      <text:p text:style-name="First_20_line_20_indent"><text:span text:style-name="Category"><text:span text:style-name="T33"><text:s text:c="4"/>(syntax-case x ()</text:span></text:span></text:p>
      <text:p text:style-name="First_20_line_20_indent"><text:span text:style-name="Category"><text:span text:style-name="T33"><text:s text:c="6"/>((k scope-name body ...)</text:span></text:span></text:p>
      <text:p text:style-name="First_20_line_20_indent"><text:span text:style-name="Category"><text:span text:style-name="T33"><text:s text:c="7"/>#'(let-syntax</text:span></text:span></text:p>
      <text:p text:style-name="First_20_line_20_indent"><text:span text:style-name="Category"><text:span text:style-name="T33"><text:s text:c="13"/>((scope-name</text:span></text:span></text:p>
      <text:p text:style-name="First_20_line_20_indent"><text:span text:style-name="Category"><text:span text:style-name="T33"><text:s text:c="15"/>(lambda(x)</text:span></text:span></text:p>
      <text:p text:style-name="First_20_line_20_indent"><text:span text:style-name="Category"><text:span text:style-name="T33"><text:s text:c="17"/>(syntax-case x ()</text:span></text:span></text:p>
      <text:p text:style-name="First_20_line_20_indent"><text:span text:style-name="Category"><text:span text:style-name="T33"><text:s text:c="19"/>((_ b (... ...))</text:span></text:span></text:p>
      <text:p text:style-name="First_20_line_20_indent"><text:span text:style-name="Category"><text:span text:style-name="T33"><text:s text:c="20"/>#`(begin</text:span></text:span></text:p>
      <text:p text:style-name="First_20_line_20_indent"><text:span text:style-name="Category"><text:span text:style-name="T33"><text:s text:c="24"/>#,@(datum-&gt;syntax #'k</text:span></text:span></text:p>
      <text:p text:style-name="First_20_line_20_indent"><text:span text:style-name="Category"><text:span text:style-name="T33"><text:s text:c="29"/>(syntax-&gt;datum #'(b (... ...))))))))))</text:span></text:span></text:p>
      <text:p text:style-name="First_20_line_20_indent"><text:span text:style-name="Category"><text:span text:style-name="T33"><text:s text:c="11"/>body ...)))))</text:span></text:span></text:p>
      <text:p text:style-name="First_20_line_20_indent"><text:span text:style-name="Category"><text:span text:style-name="T33">(let ((x 1))</text:span></text:span></text:p>
      <text:p text:style-name="First_20_line_20_indent"><text:span text:style-name="Category"><text:span text:style-name="T33"><text:s text:c="2"/>(let/scope d1</text:span></text:span></text:p>
      <text:p text:style-name="First_20_line_20_indent"><text:span text:style-name="Category"><text:span text:style-name="T33"><text:s text:c="4"/>(let ((x 2))</text:span></text:span></text:p>
      <text:p text:style-name="First_20_line_20_indent"><text:span text:style-name="Category"><text:span text:style-name="T33"><text:s text:c="6"/>(let/scope d2</text:span></text:span></text:p>
      <text:p text:style-name="First_20_line_20_indent"><text:span text:style-name="Category"><text:span text:style-name="T33"><text:s text:c="8"/>(let ((x 3))</text:span></text:span></text:p>
      <text:p text:style-name="First_20_line_20_indent"><text:span text:style-name="Category"><text:span text:style-name="T33"><text:s text:c="10"/>(list (d1 x) (d2 x) x))))))</text:span></text:span></text:p>
      <text:p text:style-name="P30"><text:span text:style-name="Category"><text:span text:style-name="T24">This should return </text:span></text:span><text:span text:style-name="Category"><text:span text:style-name="T33">(1 2 3)</text:span></text:span><text:span text:style-name="Category"><text:span text:style-name="T34"> </text:span></text:span><text:span text:style-name="Category"><text:span text:style-name="T25">however on Sagittarius it returns </text:span></text:span><text:span text:style-name="Category"><text:span text:style-name="T34">(1 1 3)</text:span></text:span><text:span text:style-name="Category"><text:span text:style-name="T25">. If you want to write a portable program with </text:span></text:span><text:span text:style-name="Category"><text:span text:style-name="T34">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3">expression (literal …) clause </text:span></text:span></text:p>
      <text:p text:style-name="First_20_line_20_indent"><text:span text:style-name="Category"><text:span text:style-name="T25">[R6RS] <text:s/>Each </text:span></text:span><text:span text:style-name="Category"><text:span text:style-name="T34">literal </text:span></text:span><text:span text:style-name="Category"><text:span text:style-name="T25">must be an identifier. Each </text:span></text:span><text:span text:style-name="Category"><text:span text:style-name="T34">clause </text:span></text:span><text:span text:style-name="Category"><text:span text:style-name="T25">must take one of the following two forms.</text:span></text:span></text:p>
      <text:p text:style-name="First_20_line_20_indent"><text:span text:style-name="Category"><text:span text:style-name="T34">(pattern output-expression) </text:span></text:span></text:p>
      <text:p text:style-name="First_20_line_20_indent"><text:span text:style-name="Category"><text:span text:style-name="T34">(pattern fender output-expression)</text:span></text:span></text:p>
      <text:p text:style-name="First_20_line_20_indent"><text:span text:style-name="Category"><text:span text:style-name="T34">Fender</text:span></text:span><text:span text:style-name="Category"><text:span text:style-name="T25"> and </text:span></text:span><text:span text:style-name="Category"><text:span text:style-name="T34">output-expression </text:span></text:span><text:span text:style-name="Category"><text:span text:style-name="T25">must be expressions.</text:span></text:span></text:p>
      <text:p text:style-name="First_20_line_20_indent"><text:span text:style-name="Category"><text:span text:style-name="T34">Pattern </text:span></text:span><text:span text:style-name="Category"><text:span text:style-name="T25">is the same as </text:span></text:span><text:span text:style-name="Category"><text:span text:style-name="T34">syntax-rules</text:span></text:span><text:span text:style-name="Category"><text:span text:style-name="T25">. See </text:span></text:span><text:span text:style-name="Category"><text:span text:style-name="T34">(rnrs base (6))</text:span></text:span><text:span text:style-name="Category"><text:span text:style-name="T25"> section.</text:span></text:span></text:p>
      <text:p text:style-name="First_20_line_20_indent"><text:span text:style-name="Category"><text:span text:style-name="T25">A </text:span></text:span><text:span text:style-name="Category"><text:span text:style-name="T34">syntax-case</text:span></text:span><text:span text:style-name="Category"><text:span text:style-name="T25"> expression first evaluates </text:span></text:span><text:span text:style-name="Category"><text:span text:style-name="T34">expression</text:span></text:span><text:span text:style-name="Category"><text:span text:style-name="T25">. It then attempts to match the </text:span></text:span><text:span text:style-name="Category"><text:span text:style-name="T34">pattern</text:span></text:span><text:span text:style-name="Category"><text:span text:style-name="T25"> from the first </text:span></text:span><text:span text:style-name="Category"><text:span text:style-name="T34">clause</text:span></text:span><text:span text:style-name="Category"><text:span text:style-name="T25"> against the resulting value, which is unwrapped as necessary to perform the match. If the pattern matches the value and no </text:span></text:span><text:span text:style-name="Category"><text:span text:style-name="T34">fender</text:span></text:span><text:span text:style-name="Category"><text:span text:style-name="T25"> is present, </text:span></text:span><text:span text:style-name="Category"><text:span text:style-name="T34">output-expression</text:span></text:span><text:span text:style-name="Category"><text:span text:style-name="T25"> is evaluated and its value returned as the value of the </text:span></text:span><text:span text:style-name="Category"><text:span text:style-name="T34">syntax-case</text:span></text:span><text:span text:style-name="Category"><text:span text:style-name="T25"> expression. If the pattern does not match the value, </text:span></text:span><text:span text:style-name="Category"><text:span text:style-name="T34">syntax-case</text:span></text:span><text:span text:style-name="Category"><text:span text:style-name="T25"> tries the second </text:span></text:span><text:span text:style-name="Category"><text:span text:style-name="T34">clause</text:span></text:span><text:span text:style-name="Category"><text:span text:style-name="T25">, then the third, and so on. It is a syntax violation if the value </text:span></text:span><text:soft-page-break/><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4">fender</text:span></text:span><text:span text:style-name="Category"><text:span text:style-name="T25"> is present, it serves as an additional constraint on acceptance of a clause. If the </text:span></text:span><text:span text:style-name="Category"><text:span text:style-name="T34">pattern</text:span></text:span><text:span text:style-name="Category"><text:span text:style-name="T25"> of a given </text:span></text:span><text:span text:style-name="Category"><text:span text:style-name="T34">clause</text:span></text:span><text:span text:style-name="Category"><text:span text:style-name="T25"> matches the input value, the corresponding </text:span></text:span><text:span text:style-name="Category"><text:span text:style-name="T34">fender</text:span></text:span><text:span text:style-name="Category"><text:span text:style-name="T25"> is evaluated. If </text:span></text:span><text:span text:style-name="Category"><text:span text:style-name="T34">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4">pattern</text:span></text:span><text:span text:style-name="Category"><text:span text:style-name="T25"> are bound to the corresponding pieces of the input value within the clause’s </text:span></text:span><text:span text:style-name="Category"><text:span text:style-name="T34">fender</text:span></text:span><text:span text:style-name="Category"><text:span text:style-name="T25"> (if present) and </text:span></text:span><text:span text:style-name="Category"><text:span text:style-name="T34">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4">syntax-case</text:span></text:span><text:span text:style-name="Category"><text:span text:style-name="T25"> form is in tail context, the </text:span></text:span><text:span text:style-name="Category"><text:span text:style-name="T34">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3">template</text:span></text:span></text:p>
      <text:p text:style-name="First_20_line_20_indent"><text:span text:style-name="Category"><text:span text:style-name="T25">[R6RS] A </text:span></text:span><text:span text:style-name="Category"><text:span text:style-name="T34">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4">(subtemplate ...)</text:span></text:span></text:p>
      <text:p text:style-name="First_20_line_20_indent"><text:span text:style-name="Category"><text:span text:style-name="T34">(subtemplate ... . template)</text:span></text:span></text:p>
      <text:p text:style-name="First_20_line_20_indent"><text:span text:style-name="Category"><text:span text:style-name="T34">#(subtemplate …)</text:span></text:span></text:p>
      <text:p text:style-name="First_20_line_20_indent"><text:span text:style-name="Category"><text:span text:style-name="T25">A </text:span></text:span><text:span text:style-name="Category"><text:span text:style-name="T34">subtemplate</text:span></text:span><text:span text:style-name="Category"><text:span text:style-name="T25"> is a </text:span></text:span><text:span text:style-name="Category"><text:span text:style-name="T34">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4">syntax</text:span></text:span><text:span text:style-name="Category"><text:span text:style-name="T25"> form is a copy of </text:span></text:span><text:span text:style-name="Category"><text:span text:style-name="T34">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3">obj</text:span></text:span></text:p>
      <text:p text:style-name="P20"><text:span text:style-name="Category"><text:span text:style-name="T28">[R6RS] Returns #t if </text:span></text:span><text:span text:style-name="Category"><text:span text:style-name="T32">obj</text:span></text:span><text:span text:style-name="Category"><text:span text:style-name="T28">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3">id1 id2</text:span></text:span></text:p>
      <text:p text:style-name="P20"><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procedure </text:span></text:span><text:span text:style-name="Category"><text:span text:style-name="T32">bound-identifier=?</text:span></text:span><text:span text:style-name="Category"><text:span text:style-name="T28"> returns #t if given arguments are exactly the same object.</text:span></text:span></text:p>
      <text:p text:style-name="P20"><text:span text:style-name="Category"><text:span text:style-name="T28">The </text:span></text:span><text:span text:style-name="Category"><text:span text:style-name="T32">bound-identifier=?</text:span></text:span><text:span text:style-name="Category"><text:span text:style-name="T28">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3">id1 id2</text:span></text:span></text:p>
      <text:p text:style-name="P20"><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text:span></text:span><text:span text:style-name="Category"><text:span text:style-name="T32">free-identifier=?</text:span></text:span><text:span text:style-name="Category"><text:span text:style-name="T28"> procedure returns #t if given arguments are indicating the same bindings.</text:span></text:span></text:p>
      <text:p text:style-name="Index"><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3">syntax-object</text:span></text:span></text:p>
      <text:p text:style-name="P20"><text:span text:style-name="Category"><text:span text:style-name="T28">[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3">l</text:span></text:span></text:p>
      <text:p text:style-name="P20"><text:soft-page-break/><text:span text:style-name="Category"><text:span text:style-name="T28">[R6RS] </text:span></text:span><text:span text:style-name="Category"><text:span text:style-name="T32">L</text:span></text:span><text:span text:style-name="Category"><text:span text:style-name="T28"> must be a list or syntax object representing a list-structured form. The number of temporaries generated is the number of elements in </text:span></text:span><text:span text:style-name="Category"><text:span text:style-name="T32">l</text:span></text:span><text:span text:style-name="Category"><text:span text:style-name="T28">. Each temporary is guaranteed to be unique.</text:span></text:span></text:p>
      <text:p text:style-name="P20"><text:span text:style-name="Category"><text:span text:style-name="T28">NOTE: If you want to create just one temporary symbol and do not think about portability, it's better to use </text:span></text:span><text:span text:style-name="Category"><text:span text:style-name="T32">gensym</text:span></text:span><text:span text:style-name="Category"><text:span text:style-name="T28"> in </text:span></text:span><text:span text:style-name="Category"><text:span text:style-name="T32">(sagittarius) </text:span></text:span><text:span text:style-name="Category"><text:span text:style-name="T28">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3">((pattern expression) …) body</text:span></text:span></text:p>
      <text:p text:style-name="P20"><text:span text:style-name="Category"><text:span text:style-name="T28">[R6RS] The </text:span></text:span><text:span text:style-name="Category"><text:span text:style-name="T32">with-syntax</text:span></text:span><text:span text:style-name="Category"><text:span text:style-name="T28"> form is used to bind pattern variables, just as let is used to bind variables. This allows a transformer to construct its output in separate pieces, then put the pieces together.</text:span></text:span></text:p>
      <text:p text:style-name="P20"><text:span text:style-name="Category"><text:span text:style-name="T28">Each </text:span></text:span><text:span text:style-name="Category"><text:span text:style-name="T32">pattern</text:span></text:span><text:span text:style-name="Category"><text:span text:style-name="T28"> is identical in form to a syntax-case pattern. The value of each </text:span></text:span><text:span text:style-name="Category"><text:span text:style-name="T32">expression</text:span></text:span><text:span text:style-name="Category"><text:span text:style-name="T28"> is computed and destructured according to the corresponding </text:span></text:span><text:span text:style-name="Category"><text:span text:style-name="T32">pattern</text:span></text:span><text:span text:style-name="Category"><text:span text:style-name="T28">, and pattern variables within the </text:span></text:span><text:span text:style-name="Category"><text:span text:style-name="T32">pattern</text:span></text:span><text:span text:style-name="Category"><text:span text:style-name="T28"> are bound as with </text:span></text:span><text:span text:style-name="Category"><text:span text:style-name="T32">syntax-case</text:span></text:span><text:span text:style-name="Category"><text:span text:style-name="T28"> to the corresponding portions of the value within </text:span></text:span><text:span text:style-name="Category"><text:span text:style-name="T32">body</text:span></text:span><text:span text:style-name="Category"><text:span text:style-name="T28">.</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3">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0"><text:span text:style-name="Category"><text:span text:style-name="T28">[R6RS] The </text:span></text:span><text:span text:style-name="Category"><text:span text:style-name="T32">quasisyntax</text:span></text:span><text:span text:style-name="Category"><text:span text:style-name="T28"> form is similar to syntax, but it allows parts of the quoted text to be evaluated, in a manner similar to the operation of </text:span></text:span><text:span text:style-name="Category"><text:span text:style-name="T32">quasiquote</text:span></text:span><text:span text:style-name="Category"><text:span text:style-name="T28">.</text:span></text:span></text:p>
      <text:p text:style-name="P20"><text:span text:style-name="Category"><text:span text:style-name="T28">Within a </text:span></text:span><text:span text:style-name="Category"><text:span text:style-name="T32">quasisyntax</text:span></text:span><text:span text:style-name="Category"><text:span text:style-name="T28"> template, subform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forms are evaluated, and everything else is treated as ordinary template material, as with </text:span></text:span><text:span text:style-name="Category"><text:span text:style-name="T32">syntax</text:span></text:span><text:span text:style-name="Category"><text:span text:style-name="T28">. The value of each </text:span></text:span><text:span text:style-name="Category"><text:span text:style-name="T32">unsyntax</text:span></text:span><text:span text:style-name="Category"><text:span text:style-name="T28"> subform is inserted into the output in place of the </text:span></text:span><text:span text:style-name="Category"><text:span text:style-name="T32">unsyntax</text:span></text:span><text:span text:style-name="Category"><text:span text:style-name="T28"> form, while the value of each </text:span></text:span><text:span text:style-name="Category"><text:span text:style-name="T32">unsyntax-splicing</text:span></text:span><text:span text:style-name="Category"><text:span text:style-name="T28"> subform is spliced into the surrounding list or vector structure. Use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are valid only within </text:span></text:span><text:span text:style-name="Category"><text:span text:style-name="T32">quasisyntax</text:span></text:span><text:span text:style-name="Category"><text:span text:style-name="T28"> expressions.</text:span></text:span></text:p>
      <text:p text:style-name="P20"><text:span text:style-name="Category"><text:span text:style-name="T28">A </text:span></text:span><text:span text:style-name="Category"><text:span text:style-name="T32">quasisyntax</text:span></text:span><text:span text:style-name="Category"><text:span text:style-name="T28"> expression may be nested, with each </text:span></text:span><text:span text:style-name="Category"><text:span text:style-name="T32">quasisyntax</text:span></text:span><text:span text:style-name="Category"><text:span text:style-name="T28"> introducing a new level of syntax quotation and each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taking away a level of quotation. An expression nested within n </text:span></text:span><text:span text:style-name="Category"><text:span text:style-name="T32">quasisyntax</text:span></text:span><text:span text:style-name="Category"><text:span text:style-name="T28"> expressions must be within n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3">who message form :optional subform</text:span></text:span></text:p>
      <text:p text:style-name="P20"><text:span text:style-name="Category"><text:span text:style-name="T28">[R6RS] </text:span></text:span><text:span text:style-name="Category"><text:span text:style-name="T32">Who</text:span></text:span><text:span text:style-name="Category"><text:span text:style-name="T28"> must be #f or a string or a symbol. </text:span></text:span><text:span text:style-name="Category"><text:span text:style-name="T32">Message</text:span></text:span><text:span text:style-name="Category"><text:span text:style-name="T28"> must be a string. </text:span></text:span><text:span text:style-name="Category"><text:span text:style-name="T32">Form</text:span></text:span><text:span text:style-name="Category"><text:span text:style-name="T28"> must be a syntax object or a datum value. </text:span></text:span><text:span text:style-name="Category"><text:span text:style-name="T32">Subform</text:span></text:span><text:span text:style-name="Category"><text:span text:style-name="T28"> must be a syntax object or a datum value. The </text:span></text:span><text:span text:style-name="Category"><text:span text:style-name="T32">syntax-violation</text:span></text:span><text:span text:style-name="Category"><text:span text:style-name="T28"> procedure raises an exception, reporting a syntax violation. </text:span></text:span><text:span text:style-name="Category"><text:span text:style-name="T32">Who</text:span></text:span><text:span text:style-name="Category"><text:span text:style-name="T28"> should describe the macro transformer that detected the exception. The </text:span></text:span><text:span text:style-name="Category"><text:span text:style-name="T32">message</text:span></text:span><text:span text:style-name="Category"><text:span text:style-name="T28"> argument should describe the violation. </text:span></text:span><text:span text:style-name="Category"><text:span text:style-name="T32">Form</text:span></text:span><text:span text:style-name="Category"><text:span text:style-name="T28"> should be the erroneous source syntax object or a datum value representing a form. The optional </text:span></text:span><text:span text:style-name="Category"><text:span text:style-name="T32">subform</text:span></text:span><text:span text:style-name="Category"><text:span text:style-name="T28"> argument should be a syntax object or datum value representing a form that more precisely locates the violation.</text:span></text:span></text:p>
      <text:h text:style-name="Heading_20_2" text:outline-level="2"><text:span text:style-name="Category"><text:span text:style-name="T38">(rnrs hashtables (6))</text:span></text:span></text:h>
      <text:p text:style-name="Text_20_body"><text:span text:style-name="Category"><text:span text:style-name="T28">The</text:span></text:span><text:span text:style-name="Category"><text:span text:style-name="T36"> (rnrs hashtables (6))</text:span></text:span><text:span text:style-name="Category"><text:span text:style-name="T28">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3">: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3">:optional k</text:span></text:span></text:p>
      <text:p text:style-name="P20"><text:span text:style-name="Category"><text:span text:style-name="T28">[R6RS] Returns a newly allocated mutable hashtable that accepts arbitrary objects as keys, and compares those keys with </text:span></text:span><text:span text:style-name="Category"><text:span text:style-name="T32">eq? (make-eq-hashtable) </text:span></text:span><text:span text:style-name="Category"><text:span text:style-name="T28">or </text:span></text:span><text:span text:style-name="Category"><text:span text:style-name="T32">eqv?(make-eqv-hashtable)</text:span></text:span><text:span text:style-name="Category"><text:span text:style-name="T28">. If an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3">hash-function equiv :optional k</text:span></text:span></text:p>
      <text:p text:style-name="P20"><text:span text:style-name="Category"><text:span text:style-name="T28">[R6RS] </text:span></text:span><text:span text:style-name="Category"><text:span text:style-name="T32">Hash-function</text:span></text:span><text:span text:style-name="Category"><text:span text:style-name="T28"> and </text:span></text:span><text:span text:style-name="Category"><text:span text:style-name="T32">equiv</text:span></text:span><text:span text:style-name="Category"><text:span text:style-name="T28"> must be procedures. </text:span></text:span><text:span text:style-name="Category"><text:span text:style-name="T32">Hash-function</text:span></text:span><text:span text:style-name="Category"><text:span text:style-name="T28"> should accept a key as an argument and should return a non-negative exact integer object. </text:span></text:span><text:span text:style-name="Category"><text:span text:style-name="T32">Equiv</text:span></text:span><text:span text:style-name="Category"><text:span text:style-name="T28"> should accept two keys as arguments and return a single value. The </text:span></text:span><text:span text:style-name="Category"><text:span text:style-name="T32">make-hashtable</text:span></text:span><text:span text:style-name="Category"><text:span text:style-name="T28"> procedure returns a newly allocated mutable hashtable using </text:span></text:span><text:span text:style-name="Category"><text:span text:style-name="T32">hash-function</text:span></text:span><text:span text:style-name="Category"><text:span text:style-name="T28"> as the hash function and </text:span></text:span><text:span text:style-name="Category"><text:span text:style-name="T32">equiv</text:span></text:span><text:span text:style-name="Category"><text:span text:style-name="T28"> as the equivalence function </text:span></text:span><text:soft-page-break/><text:span text:style-name="Category"><text:span text:style-name="T28">used to compare keys. If a third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3">obj</text:span></text:span></text:p>
      <text:p text:style-name="P20"><text:span text:style-name="Category"><text:span text:style-name="T28">[R6RS] Returns #t if </text:span></text:span><text:span text:style-name="Category"><text:span text:style-name="T32">obj</text:span></text:span><text:span text:style-name="Category"><text:span text:style-name="T28">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3">hashtable</text:span></text:span></text:p>
      <text:p text:style-name="P20"><text:span text:style-name="Category"><text:span text:style-name="T28">[R6RS] Returns the number of keys contained in </text:span></text:span><text:span text:style-name="Category"><text:span text:style-name="T32">hashtable</text:span></text:span><text:span text:style-name="Category"><text:span text:style-name="T28">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3">hashtable key default</text:span></text:span></text:p>
      <text:p text:style-name="P20"><text:span text:style-name="Category"><text:span text:style-name="T28">[R6RS] Returns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If </text:span></text:span><text:span text:style-name="Category"><text:span text:style-name="T32">hashtable</text:span></text:span><text:span text:style-name="Category"><text:span text:style-name="T28"> does not contain an association for key, </text:span></text:span><text:span text:style-name="Category"><text:span text:style-name="T32">default</text:span></text:span><text:span text:style-name="Category"><text:span text:style-name="T28">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3">hashtable key obj</text:span></text:span></text:p>
      <text:p text:style-name="P20"><text:span text:style-name="Category"><text:span text:style-name="T28">[R6RS] Changes </text:span></text:span><text:span text:style-name="Category"><text:span text:style-name="T32">hashtable</text:span></text:span><text:span text:style-name="Category"><text:span text:style-name="T28"> to associate </text:span></text:span><text:span text:style-name="Category"><text:span text:style-name="T32">key</text:span></text:span><text:span text:style-name="Category"><text:span text:style-name="T28"> with </text:span></text:span><text:span text:style-name="Category"><text:span text:style-name="T32">obj</text:span></text:span><text:span text:style-name="Category"><text:span text:style-name="T28">, adding a new association or replacing any existing association for </text:span></text:span><text:span text:style-name="Category"><text:span text:style-name="T32">key</text:span></text:span><text:span text:style-name="Category"><text:span text:style-name="T28">,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3">hashtable key</text:span></text:span></text:p>
      <text:p text:style-name="P20"><text:span text:style-name="Category"><text:span text:style-name="T28">[R6RS] Removes any association for </text:span></text:span><text:span text:style-name="Category"><text:span text:style-name="T32">key</text:span></text:span><text:span text:style-name="Category"><text:span text:style-name="T28"> within </text:span></text:span><text:span text:style-name="Category"><text:span text:style-name="T32">hashtable</text:span></text:span><text:span text:style-name="Category"><text:span text:style-name="T28">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3">hashtable key</text:span></text:span></text:p>
      <text:p text:style-name="P20"><text:span text:style-name="Category"><text:span text:style-name="T28">[R6RS] Returns #t if </text:span></text:span><text:span text:style-name="Category"><text:span text:style-name="T32">hashtable</text:span></text:span><text:span text:style-name="Category"><text:span text:style-name="T28"> contains an association for </text:span></text:span><text:span text:style-name="Category"><text:span text:style-name="T32">key</text:span></text:span><text:span text:style-name="Category"><text:span text:style-name="T28">,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3">hashtable key proc default</text:span></text:span></text:p>
      <text:p text:style-name="P20"><text:span text:style-name="Category"><text:span text:style-name="T28">[R6RS] </text:span></text:span><text:span text:style-name="Category"><text:span text:style-name="T32">Proc</text:span></text:span><text:span text:style-name="Category"><text:span text:style-name="T28"> should accept one argument, should return a single value. The </text:span></text:span><text:span text:style-name="Category"><text:span text:style-name="T32">hashtable-update!</text:span></text:span><text:span text:style-name="Category"><text:span text:style-name="T28"> procedure applies </text:span></text:span><text:span text:style-name="Category"><text:span text:style-name="T32">proc</text:span></text:span><text:span text:style-name="Category"><text:span text:style-name="T28"> to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or to default if </text:span></text:span><text:span text:style-name="Category"><text:span text:style-name="T32">hashtable</text:span></text:span><text:span text:style-name="Category"><text:span text:style-name="T28"> does not contain an association for </text:span></text:span><text:span text:style-name="Category"><text:span text:style-name="T32">key</text:span></text:span><text:span text:style-name="Category"><text:span text:style-name="T28">. The </text:span></text:span><text:span text:style-name="Category"><text:span text:style-name="T32">hashtable</text:span></text:span><text:span text:style-name="Category"><text:span text:style-name="T28"> is then changed to associate </text:span></text:span><text:span text:style-name="Category"><text:span text:style-name="T32">key</text:span></text:span><text:span text:style-name="Category"><text:span text:style-name="T28"> with the value returned by </text:span></text:span><text:span text:style-name="Category"><text:span text:style-name="T32">proc</text:span></text:span><text:span text:style-name="Category"><text:span text:style-name="T28">.</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3">hashtable :optional mutable</text:span></text:span></text:p>
      <text:p text:style-name="P20"><text:span text:style-name="Category"><text:span text:style-name="T28">[R6RS] Returns a copy of </text:span></text:span><text:span text:style-name="Category"><text:span text:style-name="T32">hashtable</text:span></text:span><text:span text:style-name="Category"><text:span text:style-name="T28">. If the mutable argument is provided and is true, the returned </text:span></text:span><text:span text:style-name="Category"><text:span text:style-name="T32">hashtable</text:span></text:span><text:span text:style-name="Category"><text:span text:style-name="T28">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3">hashtable :optional k</text:span></text:span></text:p>
      <text:p text:style-name="P20"><text:span text:style-name="Category"><text:span text:style-name="T28">[R6RS] Removes all associations from </text:span></text:span><text:span text:style-name="Category"><text:span text:style-name="T32">hashtable</text:span></text:span><text:span text:style-name="Category"><text:span text:style-name="T28"> and returns unspecified values.</text:span></text:span></text:p>
      <text:p text:style-name="P20"><text:span text:style-name="Category"><text:span text:style-name="T28">If a second argument is given, the current capacity of the </text:span></text:span><text:span text:style-name="Category"><text:span text:style-name="T32">hashtable</text:span></text:span><text:span text:style-name="Category"><text:span text:style-name="T28"> is reset to approximately </text:span></text:span><text:span text:style-name="Category"><text:span text:style-name="T32">k</text:span></text:span><text:span text:style-name="Category"><text:span text:style-name="T28">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3">hashtable</text:span></text:span></text:p>
      <text:p text:style-name="P20"><text:span text:style-name="Category"><text:span text:style-name="T28">[R6RS] Returns a vector of all keys or entries in </text:span></text:span><text:span text:style-name="Category"><text:span text:style-name="T32">hashtable</text:span></text:span><text:span text:style-name="Category"><text:span text:style-name="T28">.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3">hashtable</text:span></text:span></text:p>
      <text:p text:style-name="P20"><text:span text:style-name="Category"><text:span text:style-name="T28">[R6RS] Returns the equivalence or hash function used by </text:span></text:span><text:span text:style-name="Category"><text:span text:style-name="T32">hashtable</text:span></text:span><text:span text:style-name="Category"><text:span text:style-name="T28">.</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3">hashtable</text:span></text:span></text:p>
      <text:p text:style-name="P20"><text:span text:style-name="Category"><text:span text:style-name="T28">[R6RS] Returns #t if </text:span></text:span><text:span text:style-name="Category"><text:span text:style-name="T32">hashtable</text:span></text:span><text:span text:style-name="Category"><text:span text:style-name="T28">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3">obj</text:span></text:span></text:p>
      <text:p text:style-name="P22"><text:span text:style-name="Category"><text:span text:style-name="T25">[R6RS] Returns hash value of </text:span></text:span><text:span text:style-name="Category"><text:span text:style-name="T34">obj</text:span></text:span><text:span text:style-name="Category"><text:span text:style-name="T25">. Each procedures return the hash values suitable for </text:span></text:span><text:span text:style-name="Category"><text:span text:style-name="T34">equal?, string=?, string-ci=? </text:span></text:span><text:span text:style-name="Category"><text:span text:style-name="T25">and symbols.</text:span></text:span></text:p>
      <text:h text:style-name="Heading_20_2" text:outline-level="2"><text:soft-page-break/><text:span text:style-name="Category"><text:span text:style-name="T39">(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3">symbol-list</text:span></text:span></text:p>
      <text:p text:style-name="P22"><text:span text:style-name="Category"><text:span text:style-name="T25">[R6RS] </text:span></text:span><text:span text:style-name="Category"><text:span text:style-name="T34">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3">enum-set</text:span></text:span></text:p>
      <text:p text:style-name="P22"><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3">enum-set</text:span></text:span></text:p>
      <text:p text:style-name="P22"><text:span text:style-name="Category"><text:span text:style-name="T25">[R6RS] Returns a unary procedure that, given a symbol that is in the universe of </text:span></text:span><text:span text:style-name="Category"><text:span text:style-name="T34">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3">enum-set</text:span></text:span></text:p>
      <text:p text:style-name="P22"><text:span text:style-name="Category"><text:span text:style-name="T25">[R6RS] Returns a unary procedure that, given a list of symbols that belong to the universe of </text:span></text:span><text:span text:style-name="Category"><text:span text:style-name="T34">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3">enum-set</text:span></text:span></text:p>
      <text:p text:style-name="P22"><text:span text:style-name="Category"><text:span text:style-name="T25">[R6RS] Returns a list of the symbols that belong to its argument, in the canonical order of the universe of </text:span></text:span><text:span text:style-name="Category"><text:span text:style-name="T34">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3">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3">enum-set1 enum-set2</text:span></text:span></text:p>
      <text:p text:style-name="P22"><text:span text:style-name="Category"><text:span text:style-name="T25">[R6RS] The </text:span></text:span><text:span text:style-name="Category"><text:span text:style-name="T34">enum-set-member?</text:span></text:span><text:span text:style-name="Category"><text:span text:style-name="T25"> procedure returns #t if its first argument is an element of its second argument, #f otherwise.</text:span></text:span></text:p>
      <text:p text:style-name="P22"><text:span text:style-name="Category"><text:span text:style-name="T25">The </text:span></text:span><text:span text:style-name="Category"><text:span text:style-name="T34">enum-set-subset?</text:span></text:span><text:span text:style-name="Category"><text:span text:style-name="T25"> procedure returns #t if the universe of </text:span></text:span><text:span text:style-name="Category"><text:span text:style-name="T34">enum-set1</text:span></text:span><text:span text:style-name="Category"><text:span text:style-name="T25"> is a subset of the universe of </text:span></text:span><text:span text:style-name="Category"><text:span text:style-name="T34">enum-set2</text:span></text:span><text:span text:style-name="Category"><text:span text:style-name="T25"> (considered as sets of symbols) and every element of </text:span></text:span><text:span text:style-name="Category"><text:span text:style-name="T34">enum-set1</text:span></text:span><text:span text:style-name="Category"><text:span text:style-name="T25"> is a member of </text:span></text:span><text:span text:style-name="Category"><text:span text:style-name="T34">enum-set2</text:span></text:span><text:span text:style-name="Category"><text:span text:style-name="T25">. It returns #f otherwise.</text:span></text:span></text:p>
      <text:p text:style-name="P22"><text:span text:style-name="Category"><text:span text:style-name="T25">The </text:span></text:span><text:span text:style-name="Category"><text:span text:style-name="T34">enum-set=?</text:span></text:span><text:span text:style-name="Category"><text:span text:style-name="T25"> procedure returns #t if </text:span></text:span><text:span text:style-name="Category"><text:span text:style-name="T34">enum-set1</text:span></text:span><text:span text:style-name="Category"><text:span text:style-name="T25"> is a subset of </text:span></text:span><text:span text:style-name="Category"><text:span text:style-name="T34">enum-set2</text:span></text:span><text:span text:style-name="Category"><text:span text:style-name="T25"> and vice versa, as determined by the </text:span></text:span><text:span text:style-name="Category"><text:span text:style-name="T34">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3">enum-set1 enum-set2</text:span></text:span></text:p>
      <text:p text:style-name="P22"><text:span text:style-name="Category"><text:span text:style-name="T25">[R6RS]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must be enumeration sets that have the same enumeration type.</text:span></text:span></text:p>
      <text:p text:style-name="P22"><text:span text:style-name="Category"><text:span text:style-name="T25">The </text:span></text:span><text:span text:style-name="Category"><text:span text:style-name="T34">enum-set-union</text:span></text:span><text:span text:style-name="Category"><text:span text:style-name="T25"> procedure returns the union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The </text:span></text:span><text:span text:style-name="Category"><text:span text:style-name="T34">enum-set-intersection</text:span></text:span><text:span text:style-name="Category"><text:span text:style-name="T25"> procedure returns the intersection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The </text:span></text:span><text:span text:style-name="Category"><text:span text:style-name="T34">enum-set-difference</text:span></text:span><text:span text:style-name="Category"><text:span text:style-name="T25"> procedure returns the difference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3">enum-set</text:span></text:span></text:p>
      <text:p text:style-name="P22"><text:span text:style-name="Category"><text:span text:style-name="T25">[R6RS] Returns </text:span></text:span><text:span text:style-name="Category"><text:span text:style-name="T34">enum-set</text:span></text:span><text:span text:style-name="Category"><text:span text:style-name="T25">’s complement with respect to its universe.</text:span></text:span></text:p>
      <text:p text:style-name="Index"><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3">enum-set1 enum-set2</text:span></text:span></text:p>
      <text:p text:style-name="P22"><text:span text:style-name="Category"><text:span text:style-name="T25">[R6RS] Projects </text:span></text:span><text:span text:style-name="Category"><text:span text:style-name="T34">enum-set1</text:span></text:span><text:span text:style-name="Category"><text:span text:style-name="T25"> into the universe of </text:span></text:span><text:span text:style-name="Category"><text:span text:style-name="T34">enum-set2</text:span></text:span><text:span text:style-name="Category"><text:span text:style-name="T25">, dropping any elements of </text:span></text:span><text:span text:style-name="Category"><text:span text:style-name="T34">enum-set1</text:span></text:span><text:span text:style-name="Category"><text:span text:style-name="T25"> that do not belong to the universe of </text:span></text:span><text:span text:style-name="Category"><text:span text:style-name="T34">enum-set2</text:span></text:span><text:span text:style-name="Category"><text:span text:style-name="T25">. (If enum-set1 is a subset of the universe of its second, no elements are dropped, and the injection is returned.)</text:span></text:span></text:p>
      <text:p text:style-name="Index"><text:soft-page-break/><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3">type-name (symbol …) constructor-syntax</text:span></text:span></text:p>
      <text:p text:style-name="P22"><text:span text:style-name="Category"><text:span text:style-name="T25">[R6RS] The </text:span></text:span><text:span text:style-name="Category"><text:span text:style-name="T34">define-enumeration</text:span></text:span><text:span text:style-name="Category"><text:span text:style-name="T25"> form defines an enumeration type and provides two macros for constructing its members and sets of its members.</text:span></text:span></text:p>
      <text:p text:style-name="P22"><text:span text:style-name="Category"><text:span text:style-name="T25">A </text:span></text:span><text:span text:style-name="Category"><text:span text:style-name="T34">define-enumeration</text:span></text:span><text:span text:style-name="Category"><text:span text:style-name="T25"> form is a definition and can appear anywhere any other definition can appear.</text:span></text:span></text:p>
      <text:p text:style-name="P22"><text:span text:style-name="Category"><text:span text:style-name="T34">Type-name</text:span></text:span><text:span text:style-name="Category"><text:span text:style-name="T25"> is an identifier that is bound as a syntactic keyword; </text:span></text:span><text:span text:style-name="Category"><text:span text:style-name="T34">symbol …</text:span></text:span><text:span text:style-name="Category"><text:span text:style-name="T25"> are the symbols that comprise the universe of the enumeration (in order).</text:span></text:span></text:p>
      <text:p text:style-name="P22"><text:span text:style-name="Category"><text:span text:style-name="T25">(</text:span></text:span><text:span text:style-name="Category"><text:span text:style-name="T34">type-name</text:span></text:span><text:span text:style-name="Category"><text:span text:style-name="T25"> </text:span></text:span><text:span text:style-name="Category"><text:span text:style-name="T34">symbol</text:span></text:span><text:span text:style-name="Category"><text:span text:style-name="T25">) checks at macro-expansion time whether the name of </text:span></text:span><text:span text:style-name="Category"><text:span text:style-name="T34">symbol</text:span></text:span><text:span text:style-name="Category"><text:span text:style-name="T25"> is in the universe associated with </text:span></text:span><text:span text:style-name="Category"><text:span text:style-name="T34">type-name</text:span></text:span><text:span text:style-name="Category"><text:span text:style-name="T25">. If it is, (</text:span></text:span><text:span text:style-name="Category"><text:span text:style-name="T34">type-name</text:span></text:span><text:span text:style-name="Category"><text:span text:style-name="T25"> </text:span></text:span><text:span text:style-name="Category"><text:span text:style-name="T34">symbol</text:span></text:span><text:span text:style-name="Category"><text:span text:style-name="T25">) is equivalent to </text:span></text:span><text:span text:style-name="Category"><text:span text:style-name="T34">symbol</text:span></text:span><text:span text:style-name="Category"><text:span text:style-name="T25">. It is a syntax violation if it is not.</text:span></text:span></text:p>
      <text:p text:style-name="P22"><text:span text:style-name="Category"><text:span text:style-name="T34">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2"><text:span text:style-name="Category"><text:span text:style-name="T25">(</text:span></text:span><text:span text:style-name="Category"><text:span text:style-name="T34">constructor-syntax</text:span></text:span><text:span text:style-name="Category"><text:span text:style-name="T25">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 checks at macro-expansion time whether every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 is in the universe associated with </text:span></text:span><text:span text:style-name="Category"><text:span text:style-name="T34">type-name</text:span></text:span><text:span text:style-name="Category"><text:span text:style-name="T25">. It is a syntax violation if one or more is not. Otherwise</text:span></text:span></text:p>
      <text:p text:style-name="P22"><text:span text:style-name="Category"><text:span text:style-name="T25">(</text:span></text:span><text:span text:style-name="Category"><text:span text:style-name="T34">constructor-syntax</text:span></text:span><text:span text:style-name="Category"><text:span text:style-name="T25">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text:span></text:span></text:p>
      <text:p text:style-name="P22"><text:span text:style-name="Category"><text:span text:style-name="T25">is equivalent to</text:span></text:span></text:p>
      <text:p text:style-name="P22"><text:span text:style-name="Category"><text:span text:style-name="T25">((</text:span></text:span><text:span text:style-name="Category"><text:span text:style-name="T34">enum-set-constructor</text:span></text:span><text:span text:style-name="Category"><text:span text:style-name="T25"> (</text:span></text:span><text:span text:style-name="Category"><text:span text:style-name="T34">constructor-syntax</text:span></text:span><text:span text:style-name="Category"><text:span text:style-name="T25">))</text:span></text:span></text:p>
      <text:p text:style-name="P22"><text:span text:style-name="Category"><text:span text:style-name="T25"><text:s/>’(</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text:span></text:span></text:p>
      <text:h text:style-name="Heading_20_2" text:outline-level="2"><text:span text:style-name="Category"><text:span text:style-name="T40">(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3">expression environment</text:span></text:span></text:p>
      <text:p text:style-name="P22"><text:span text:style-name="Category"><text:span text:style-name="T25">[R6RS] Evaluates </text:span></text:span><text:span text:style-name="Category"><text:span text:style-name="T34">expression</text:span></text:span><text:span text:style-name="Category"><text:span text:style-name="T25"> in the specified environment and returns its value. </text:span></text:span><text:span text:style-name="Category"><text:span text:style-name="T34">Expression</text:span></text:span><text:span text:style-name="Category"><text:span text:style-name="T25"> must be a syntactically valid Scheme expression represented as a datum value. R6RS requires </text:span></text:span><text:span text:style-name="Category"><text:span text:style-name="T34">envionment</text:span></text:span><text:span text:style-name="Category"><text:span text:style-name="T25"> an envitonment which must be created by the </text:span></text:span><text:span text:style-name="Category"><text:span text:style-name="T34">environment</text:span></text:span><text:span text:style-name="Category"><text:span text:style-name="T25"> procedure. However on Sagittarius, </text:span></text:span><text:span text:style-name="Category"><text:span text:style-name="T34">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3">import-spec …</text:span></text:span></text:p>
      <text:p text:style-name="P22"><text:span text:style-name="Category"><text:span text:style-name="T25">[R6RS] </text:span></text:span><text:span text:style-name="Category"><text:span text:style-name="T34">Import-spec</text:span></text:span><text:span text:style-name="Category"><text:span text:style-name="T25"> must be a datum representing an import spec. The </text:span></text:span><text:span text:style-name="Category"><text:span text:style-name="T34">environment</text:span></text:span><text:span text:style-name="Category"><text:span text:style-name="T25"> procedure returns an environment corresponding to </text:span></text:span><text:span text:style-name="Category"><text:span text:style-name="T34">import-spec</text:span></text:span><text:span text:style-name="Category"><text:span text:style-name="T25">.</text:span></text:span></text:p>
      <text:h text:style-name="Heading_20_2" text:outline-level="2"><text:span text:style-name="Category"><text:span text:style-name="T39">(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3">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3">pair obj</text:span></text:span></text:p>
      <text:p text:style-name="P22"><text:span text:style-name="Category"><text:span text:style-name="T25">[R6RS] Store </text:span></text:span><text:span text:style-name="Category"><text:span text:style-name="T34">obj</text:span></text:span><text:span text:style-name="Category"><text:span text:style-name="T25"> in the car/cdr field of </text:span></text:span><text:span text:style-name="Category"><text:span text:style-name="T34">pair</text:span></text:span><text:span text:style-name="Category"><text:span text:style-name="T25">. These procedures return unspecified value.</text:span></text:span></text:p>
      <text:p text:style-name="P22"><text:span text:style-name="Category"><text:span text:style-name="T25">On Sagittarius Scheme, these procedures can modify immutable pairs.</text:span></text:span></text:p>
      <text:h text:style-name="Heading_20_2" text:outline-level="2"><text:span text:style-name="Category"><text:span text:style-name="T39">(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3">string k char</text:span></text:span></text:p>
      <text:p text:style-name="P22"><text:span text:style-name="Category"><text:span text:style-name="T25">[R6RS] </text:span></text:span><text:span text:style-name="Category"><text:span text:style-name="T34">K</text:span></text:span><text:span text:style-name="Category"><text:span text:style-name="T25"> must be a valid index of </text:span></text:span><text:span text:style-name="Category"><text:span text:style-name="T34">string</text:span></text:span><text:span text:style-name="Category"><text:span text:style-name="T25">. The </text:span></text:span><text:span text:style-name="Category"><text:span text:style-name="T34">string-set!</text:span></text:span><text:span text:style-name="Category"><text:span text:style-name="T25"> procedure stores </text:span></text:span><text:span text:style-name="Category"><text:span text:style-name="T34">char</text:span></text:span><text:span text:style-name="Category"><text:span text:style-name="T25"> in element</text:span></text:span></text:p>
      <text:p text:style-name="P22"><text:span text:style-name="Category"><text:span text:style-name="T34">k</text:span></text:span><text:span text:style-name="Category"><text:span text:style-name="T25"> of </text:span></text:span><text:span text:style-name="Category"><text:span text:style-name="T34">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3">string char</text:span></text:span></text:p>
      <text:p text:style-name="P22"><text:span text:style-name="Category"><text:span text:style-name="T25">[R6RS] Stores </text:span></text:span><text:span text:style-name="Category"><text:span text:style-name="T34">char</text:span></text:span><text:span text:style-name="Category"><text:span text:style-name="T25"> in every element of the given string and returns unspecified values.</text:span></text:span></text:p>
      <text:p text:style-name="P22"><text:span text:style-name="Category"><text:span text:style-name="T25">Passing an immutable string to these procedures cause an exception with condition type </text:span></text:span><text:soft-page-break/><text:span text:style-name="Category"><text:span text:style-name="T34">&amp;assertion </text:span></text:span><text:span text:style-name="Category"><text:span text:style-name="T25">to be raised.</text:span></text:span></text:p>
      <text:h text:style-name="Heading_20_2" text:outline-level="2"><text:span text:style-name="Category"><text:span text:style-name="T39">(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3">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3">z</text:span></text:span></text:p>
      <text:p text:style-name="P22"><text:span text:style-name="Category"><text:span text:style-name="T25">[R6RS] These are the same as the </text:span></text:span><text:span text:style-name="Category"><text:span text:style-name="T34">inexact</text:span></text:span><text:span text:style-name="Category"><text:span text:style-name="T25"> and </text:span></text:span><text:span text:style-name="Category"><text:span text:style-name="T34">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3">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3">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3">n1 n2</text:span></text:span></text:p>
      <text:p text:style-name="P22"><text:span text:style-name="Category"><text:span text:style-name="T25">[R6RS] Returns the quotient, remainder and modulo of dividing an integer </text:span></text:span><text:span text:style-name="Category"><text:span text:style-name="T34">n1</text:span></text:span><text:span text:style-name="Category"><text:span text:style-name="T25"> by an integer </text:span></text:span><text:span text:style-name="Category"><text:span text:style-name="T34">n2</text:span></text:span><text:span text:style-name="Category"><text:span text:style-name="T25">. The result is an exact number only if both </text:span></text:span><text:span text:style-name="Category"><text:span text:style-name="T34">n1</text:span></text:span><text:span text:style-name="Category"><text:span text:style-name="T25"> and </text:span></text:span><text:span text:style-name="Category"><text:span text:style-name="T34">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3">expression</text:span></text:span></text:p>
      <text:p text:style-name="P22"><text:span text:style-name="Category"><text:span text:style-name="T25">[R6RS] The </text:span></text:span><text:span text:style-name="Category"><text:span text:style-name="T34">delay</text:span></text:span><text:span text:style-name="Category"><text:span text:style-name="T25"> construct is used together with the procedure </text:span></text:span><text:span text:style-name="Category"><text:span text:style-name="T34">force</text:span></text:span><text:span text:style-name="Category"><text:span text:style-name="T25"> to implement lazy evaluation or call by need. (</text:span></text:span><text:span text:style-name="Category"><text:span text:style-name="T34">delay</text:span></text:span><text:span text:style-name="Category"><text:span text:style-name="T25"> </text:span></text:span><text:span text:style-name="Category"><text:span text:style-name="T34">expression</text:span></text:span><text:span text:style-name="Category"><text:span text:style-name="T25">) returns an object called a </text:span></text:span><text:span text:style-name="Category"><text:span text:style-name="T34">promise</text:span></text:span><text:span text:style-name="Category"><text:span text:style-name="T25"> which at some point in the future may be asked (by the </text:span></text:span><text:span text:style-name="Category"><text:span text:style-name="T34">force</text:span></text:span><text:span text:style-name="Category"><text:span text:style-name="T25"> procedure) to evaluate </text:span></text:span><text:span text:style-name="Category"><text:span text:style-name="T34">expression</text:span></text:span><text:span text:style-name="Category"><text:span text:style-name="T25">, and deliver the resulting value. The effect of </text:span></text:span><text:span text:style-name="Category"><text:span text:style-name="T34">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3">promise</text:span></text:span></text:p>
      <text:p text:style-name="P22"><text:span text:style-name="Category"><text:span text:style-name="T25">[R6RS] </text:span></text:span><text:span text:style-name="Category"><text:span text:style-name="T34">Promise</text:span></text:span><text:span text:style-name="Category"><text:span text:style-name="T25"> must be a promise. The </text:span></text:span><text:span text:style-name="Category"><text:span text:style-name="T34">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3">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3">n</text:span></text:span></text:p>
      <text:p text:style-name="P22"><text:span text:style-name="Category"><text:span text:style-name="T25">[R6RS] </text:span></text:span><text:span text:style-name="Category"><text:span text:style-name="T34">N</text:span></text:span><text:span text:style-name="Category"><text:span text:style-name="T25"> must be the exact integer object 5. These procedures return an environment which is suitable to use with </text:span></text:span><text:span text:style-name="Category"><text:span text:style-name="T34">eval</text:span></text:span><text:span text:style-name="Category"><text:span text:style-name="T25">.</text:span></text:span></text:p>
      <text:h text:style-name="P45" text:outline-level="1"><text:span text:style-name="Category"><text:span text:style-name="T42">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3">(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1">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3">filename</text:span></text:span></text:p>
      <text:p text:style-name="P22"><text:span text:style-name="Category"><text:span text:style-name="T25">Returns file size of </text:span></text:span><text:span text:style-name="Category"><text:span text:style-name="T34">filename</text:span></text:span><text:span text:style-name="Category"><text:span text:style-name="T25"> in bytes. If </text:span></text:span><text:span text:style-name="Category"><text:span text:style-name="T34">filename</text:span></text:span><text:span text:style-name="Category"><text:span text:style-name="T25"> does not exist, it raises </text:span></text:span><text:span text:style-name="Category"><text:span text:style-name="T34">&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3">filename</text:span></text:span></text:p>
      <text:p text:style-name="P22"><text:span text:style-name="Category"><text:span text:style-name="T25">Returns file type or permission of given </text:span></text:span><text:span text:style-name="Category"><text:span text:style-name="T34">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3">filename</text:span></text:span></text:p>
      <text:p text:style-name="P22"><text:span text:style-name="Category"><text:span text:style-name="T25">Returns file statistics time in nano sec.The </text:span></text:span><text:span text:style-name="Category"><text:span text:style-name="T34">file-stat-ctime</text:span></text:span><text:span text:style-name="Category"><text:span text:style-name="T25"> procedure returns last change time of </text:span></text:span><text:span text:style-name="Category"><text:span text:style-name="T34">filename. </text:span></text:span><text:span text:style-name="Category"><text:span text:style-name="T25">The </text:span></text:span><text:span text:style-name="Category"><text:span text:style-name="T34">file-stat-mtime </text:span></text:span><text:span text:style-name="Category"><text:span text:style-name="T25">returns last modified time of </text:span></text:span><text:span text:style-name="Category"><text:span text:style-name="T34">filename.</text:span></text:span><text:span text:style-name="Category"><text:span text:style-name="T25"> The </text:span></text:span><text:span text:style-name="Category"><text:span text:style-name="T34">file-stat-atime</text:span></text:span><text:span text:style-name="Category"><text:span text:style-name="T25"> returns last accesse time of </text:span></text:span><text:span text:style-name="Category"><text:span text:style-name="T34">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3">old-filename new-filename</text:span></text:span></text:p>
      <text:p text:style-name="P22"><text:span text:style-name="Category"><text:span text:style-name="T25">Creates symbolink of </text:span></text:span><text:span text:style-name="Category"><text:span text:style-name="T34">old-filename</text:span></text:span><text:span text:style-name="Category"><text:span text:style-name="T25"> as </text:span></text:span><text:span text:style-name="Category"><text:span text:style-name="T34">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3">old-filename new-filename</text:span></text:span></text:p>
      <text:p text:style-name="P22"><text:span text:style-name="Category"><text:span text:style-name="T25">Renames given </text:span></text:span><text:span text:style-name="Category"><text:span text:style-name="T34">old-filename</text:span></text:span><text:span text:style-name="Category"><text:span text:style-name="T25"> to </text:span></text:span><text:span text:style-name="Category"><text:span text:style-name="T34">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3">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3">path</text:span></text:span></text:p>
      <text:p text:style-name="P22"><text:span text:style-name="Category"><text:span text:style-name="T25">Creates/deletes given directory. If it fails, it raises condition </text:span></text:span><text:span text:style-name="Category"><text:span text:style-name="T34">&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3">path</text:span></text:span></text:p>
      <text:p text:style-name="P22"><text:span text:style-name="Category"><text:span text:style-name="T25">Reads directory and returns contents as a string list. If </text:span></text:span><text:span text:style-name="Category"><text:span text:style-name="T34">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2"><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3">path</text:span></text:span></text:p>
      <text:p text:style-name="P22"><text:span text:style-name="Category"><text:span text:style-name="T25">Sets current working directory to </text:span></text:span><text:span text:style-name="Category"><text:span text:style-name="T34">path.</text:span></text:span></text:p>
      <text:h text:style-name="Heading_20_3" text:outline-level="3"><text:span text:style-name="Category"><text:span text:style-name="T39">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3">: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3">:optional k</text:span></text:span></text:p>
      <text:p text:style-name="P22"><text:span text:style-name="Category"><text:span text:style-name="T25">Creates a hashtable. The same as </text:span></text:span><text:span text:style-name="Category"><text:span text:style-name="T34">make-eq-hashtable </text:span></text:span><text:span text:style-name="Category"><text:span text:style-name="T25">and </text:span></text:span><text:span text:style-name="Category"><text:span text:style-name="T34">make-eqv-hashtable</text:span></text:span><text:span text:style-name="Category"><text:span text:style-name="T25">. It uses </text:span></text:span><text:soft-page-break/><text:span text:style-name="Category"><text:span text:style-name="T34">equal?</text:span></text:span><text:span text:style-name="Category"><text:span text:style-name="T25">/</text:span></text:span><text:span text:style-name="Category"><text:span text:style-name="T34">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3">hashtable</text:span></text:span></text:p>
      <text:p text:style-name="P22"><text:span text:style-name="Category"><text:span text:style-name="T25">Returns given </text:span></text:span><text:span text:style-name="Category"><text:span text:style-name="T34">hashtable</text:span></text:span><text:span text:style-name="Category"><text:span text:style-name="T25">'s keys/values. The R6RS required procedures </text:span></text:span><text:span text:style-name="Category"><text:span text:style-name="T34">hashtable-keys</text:span></text:span><text:span text:style-name="Category"><text:span text:style-name="T25"> and </text:span></text:span><text:span text:style-name="Category"><text:span text:style-name="T34">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3">hashtable</text:span></text:span></text:p>
      <text:p text:style-name="P22"><text:span text:style-name="Category"><text:span text:style-name="T25">Returns </text:span></text:span><text:span text:style-name="Category"><text:span text:style-name="T34">hashtable</text:span></text:span><text:span text:style-name="Category"><text:span text:style-name="T25">'s hash type. The possible return values are </text:span></text:span><text:span text:style-name="Category"><text:span text:style-name="T34">eq, eqv, equal, string </text:span></text:span><text:span text:style-name="Category"><text:span text:style-name="T25">and</text:span></text:span><text:span text:style-name="Category"><text:span text:style-name="T34">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3">hashtable</text:span></text:span></text:p>
      <text:p text:style-name="P22"><text:span text:style-name="Category"><text:span text:style-name="T25">Returns all </text:span></text:span><text:span text:style-name="Category"><text:span text:style-name="T34">hashtable</text:span></text:span><text:span text:style-name="Category"><text:span text:style-name="T25">'s</text:span></text:span><text:span text:style-name="Category"><text:span text:style-name="T34"> </text:span></text:span><text:span text:style-name="Category"><text:span text:style-name="T25">values. This procedure is for consistancy of </text:span></text:span><text:span text:style-name="Category"><text:span text:style-name="T34">hashtable-keys</text:span></text:span><text:span text:style-name="Category"><text:span text:style-name="T25">.</text:span></text:span></text:p>
      <text:h text:style-name="Heading_20_3" text:outline-level="3"><text:span text:style-name="Category"><text:span text:style-name="T39">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3">port</text:span></text:span></text:p>
      <text:p text:style-name="P22"><text:span text:style-name="Category"><text:span text:style-name="T25">Returns #t if given </text:span></text:span><text:span text:style-name="Category"><text:span text:style-name="T34">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3">obj :optional port</text:span></text:span></text:p>
      <text:p text:style-name="P22"><text:span text:style-name="Category"><text:span text:style-name="T25">Writes </text:span></text:span><text:span text:style-name="Category"><text:span text:style-name="T34">obj </text:span></text:span><text:span text:style-name="Category"><text:span text:style-name="T25">to given </text:span></text:span><text:span text:style-name="Category"><text:span text:style-name="T34">port.</text:span></text:span><text:span text:style-name="Category"><text:span text:style-name="T25"> If </text:span></text:span><text:span text:style-name="Category"><text:span text:style-name="T34">port</text:span></text:span><text:span text:style-name="Category"><text:span text:style-name="T25"> is not given, it uses current output port as output port. This is the same as </text:span></text:span><text:span text:style-name="Category"><text:span text:style-name="T34">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3">port string arg …</text:span></text:span></text:p>
      <text:p text:style-name="Index"><text:span text:style-name="Category"><text:span text:style-name="T8">Function:</text:span></text:span><text:span text:style-name="Category"><text:span text:style-name="T22">format</text:span></text:span><text:span text:style-name="Category"><text:span text:style-name="T33"> string arg …</text:span></text:span></text:p>
      <text:p text:style-name="P22"><text:span text:style-name="Category"><text:span text:style-name="T25">[SRFI-28+] Format </text:span></text:span><text:span text:style-name="Category"><text:span text:style-name="T34">arg</text:span></text:span><text:span text:style-name="Category"><text:span text:style-name="T25"> accoding to </text:span></text:span><text:span text:style-name="Category"><text:span text:style-name="T34">string.</text:span></text:span><text:span text:style-name="Category"><text:span text:style-name="T25"> </text:span></text:span><text:span text:style-name="Category"><text:span text:style-name="T34">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4"> Port </text:span></text:span><text:span text:style-name="Category"><text:span text:style-name="T25">can be omitted and the result is the same as when #f is given.</text:span></text:span></text:p>
      <text:p text:style-name="P22"><text:span text:style-name="Category"><text:span text:style-name="T34">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2"><text:span text:style-name="Category"><text:span text:style-name="T25">(</text:span></text:span><text:span text:style-name="Category"><text:span text:style-name="T34">format #f “the answer is ~a” 48) =&gt; “the anser is 48”</text:span></text:span></text:p>
      <text:p text:style-name="P22"><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2"><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2"><text:span text:style-name="Category"><text:span text:style-name="T25">The following complete list of the supported directives. Either upper case or lower case character can be used for the format directive; usually they have no distinction, except noted.</text:span></text:span></text:p>
      <text:list xml:id="list40504405" text:style-name="L13">
        <text:list-item>
          <text:p text:style-name="P60"><text:span text:style-name="Category"><text:span text:style-name="T25">~</text:span></text:span><text:span text:style-name="Category"><text:span text:style-name="T34">mincol,colinc,minpad,padchar,maxcol</text:span></text:span><text:span text:style-name="Category"><text:span text:style-name="T23">A</text:span></text:span></text:p>
          <text:p text:style-name="P6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6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61">If atmark-flag is given, the format result is right justified, i.e. padding is added to the left.</text:p>
          <text:p text:style-name="P6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63">(format #f "|~a|" "oops") <text:s text:c="26"/>→ “|oops|”</text:p>
          <text:p text:style-name="P63">(format #f "|~10a|" "oops") <text:s text:c="22"/>→ "|oops <text:s text:c="5"/>|"</text:p>
          <text:p text:style-name="P63">(format #f "|~10@a|" "oops") <text:s text:c="18"/>→ "| <text:s text:c="5"/>oops|"</text:p>
          <text:p text:style-name="P63">(format #f "|~10,,,'*@a|" "oops") <text:s text:c="12"/>→ <text:s/>"|******oops|"</text:p>
          <text:p text:style-name="P63">(format #f "|~,,,,10a|" '(abc def ghi jkl)) <text:s text:c="2"/>→ <text:s/>"|(abc def gh|"</text:p>
          <text:p text:style-name="P63">(format #f "|~,,,,10:a|" '(abc def ghi jkl)) <text:s/>→ <text:s/>"|(abc de ...|"</text:p>
        </text:list-item>
        <text:list-item>
          <text:p text:style-name="P63"><text:span text:style-name="Category"><text:span text:style-name="T28">~</text:span></text:span><text:span text:style-name="Category"><text:span text:style-name="T32">mincol,colinc,minpad,padchar,maxcol</text:span></text:span><text:span text:style-name="Category"><text:span text:style-name="T23">S</text:span></text:span></text:p>
          <text:p text:style-name="P63"><text:span text:style-name="Category"><text:span text:style-name="T28">S-expression output. The corresponding argument is printed by write. The semantics of parameters and flags are the same as ~</text:span></text:span><text:span text:style-name="Category"><text:span text:style-name="T23">A</text:span></text:span><text:span text:style-name="Category"><text:span text:style-name="T28"> directive.</text:span></text:span></text:p>
          <text:p text:style-name="P63"><text:span text:style-name="Category"><text:span text:style-name="T32">(format #f "|~s|" "oops") <text:s text:c="14"/>⇒ "|\"oops\"|"</text:span></text:span></text:p>
          <text:p text:style-name="P63"><text:span text:style-name="Category"><text:span text:style-name="T32">(format #f "|~10s|" "oops") <text:s text:c="10"/>⇒ "|\"oops\" <text:s text:c="3"/>|"</text:span></text:span></text:p>
          <text:p text:style-name="P63"><text:span text:style-name="Category"><text:span text:style-name="T32">(format #f "|~10@s|" "oops") <text:s text:c="7"/>⇒ "| <text:s text:c="3"/>\"oops\"|"</text:span></text:span></text:p>
          <text:p text:style-name="P63"><text:span text:style-name="Category"><text:span text:style-name="T32">(format #f "|~10,,,'*@s|" "oops") <text:s/>⇒ "|****\"oops\"|"</text:span></text:span></text:p>
        </text:list-item>
        <text:list-item>
          <text:p text:style-name="P63"><text:span text:style-name="Category"><text:span text:style-name="T32">~mincol,padchar,commachar,interval</text:span></text:span><text:span text:style-name="Category"><text:span text:style-name="T23">D</text:span></text:span></text:p>
          <text:p text:style-name="P56">Decimal output. The argument is formatted as an decimal integer. If the argument is not an integer, all parameters are ignored and it is formatted by ~<text:span text:style-name="T10">A</text:span> directive.</text:p>
          <text:p text:style-name="P56">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63">(format #f "|~d|" 12345) <text:s text:c="8"/>⇒ "|12345|"</text:p>
          <text:p text:style-name="P63">(format #f "|~10d|" 12345) <text:s text:c="4"/>⇒ "| <text:s text:c="4"/>12345|"</text:p>
          <text:p text:style-name="P63">(format #f "|~10,'0d|" 12345) <text:s/>⇒ "|0000012345|"</text:p>
          <text:p text:style-name="P56">If atmark-flag is given, the sign ‘+’ is printed for the positive argument.</text:p>
          <text:p text:style-name="P56">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63">(format #f "|~:d|" 12345) <text:s text:c="16"/>⇒ "|12,345|"</text:p>
          <text:p text:style-name="P63">(format #f "|~,,'_,4:d|" -12345678) <text:s/>⇒ "|-1234_5678|"</text:p>
        </text:list-item>
        <text:list-item>
          <text:p text:style-name="P63"><text:span text:style-name="Category"><text:span text:style-name="T32">~mincol,padchar,commachar,interval</text:span></text:span><text:span text:style-name="Category"><text:span text:style-name="T23">B</text:span></text:span></text:p>
          <text:p text:style-name="P56">Binary output. The argument is formatted as a binary integer. The semantics of parameters and flags are the same as the ~<text:span text:style-name="T10">D</text:span> directive.</text:p>
        </text:list-item>
        <text:list-item>
          <text:p text:style-name="P63"><text:span text:style-name="Category"><text:span text:style-name="T32">~mincol,padchar,commachar,interval</text:span></text:span><text:span text:style-name="Category"><text:span text:style-name="T23">D</text:span></text:span></text:p>
          <text:p text:style-name="P56"><text:span text:style-name="Category"><text:span text:style-name="T32">Octet output. The argument is formatted as a octal integer. The semantics of parameters and flags are the same as the ~</text:span></text:span><text:span text:style-name="Category"><text:span text:style-name="T31">D</text:span></text:span><text:span text:style-name="Category"><text:span text:style-name="T32"> directive.</text:span></text:span></text:p>
        </text:list-item>
        <text:list-item>
          <text:p text:style-name="P63"><text:span text:style-name="Category"><text:span text:style-name="T32">~mincol,padchar,commachar,interval</text:span></text:span><text:span text:style-name="Category"><text:span text:style-name="T23">X</text:span></text:span></text:p>
          <text:p text:style-name="P63"><text:span text:style-name="Category"><text:span text:style-name="T32">~mincol,padchar,commachar,interval</text:span></text:span><text:span text:style-name="Category"><text:span text:style-name="T23">x</text:span></text:span></text:p>
          <text:p text:style-name="P56"><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63">(format #f "~8,'0x" 259847592) <text:s text:c="2"/>⇒ "0f7cf5a8"</text:p>
          <text:p text:style-name="P63">(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3">symbol getc putc data</text:span></text:span></text:p>
      <text:p text:style-name="P22"><text:span text:style-name="Category"><text:span text:style-name="T25">Creates a custom codec. </text:span></text:span><text:span text:style-name="Category"><text:span text:style-name="T34">Symbol</text:span></text:span><text:span text:style-name="Category"><text:span text:style-name="T25"> is the name of the codec.</text:span></text:span><text:span text:style-name="Category"><text:span text:style-name="T34">Getc</text:span></text:span><text:span text:style-name="Category"><text:span text:style-name="T25"> and </text:span></text:span><text:span text:style-name="Category"><text:span text:style-name="T34">putc</text:span></text:span><text:span text:style-name="Category"><text:span text:style-name="T25"> must be procedures.</text:span></text:span><text:span text:style-name="Category"><text:span text:style-name="T34">Data</text:span></text:span><text:span text:style-name="Category"><text:span text:style-name="T25"> is an user data used in </text:span></text:span><text:span text:style-name="Category"><text:span text:style-name="T34">getc</text:span></text:span><text:span text:style-name="Category"><text:span text:style-name="T25"> and </text:span></text:span><text:span text:style-name="Category"><text:span text:style-name="T34">putc</text:span></text:span><text:span text:style-name="Category"><text:span text:style-name="T25">.</text:span></text:span></text:p>
      <text:p text:style-name="P22"><text:span text:style-name="Category"><text:span text:style-name="T34">Getc</text:span></text:span><text:span text:style-name="Category"><text:span text:style-name="T25"> must take 4 arguments,</text:span></text:span><text:span text:style-name="Category"><text:span text:style-name="T34"> input-port, error-handling-mode, check-bom?</text:span></text:span><text:span text:style-name="Category"><text:span text:style-name="T25"> and </text:span></text:span><text:span text:style-name="Category"><text:span text:style-name="T34">userdata</text:span></text:span><text:span text:style-name="Category"><text:span text:style-name="T25">. </text:span></text:span><text:span text:style-name="Category"><text:span text:style-name="T34">Input-port</text:span></text:span><text:span text:style-name="Category"><text:span text:style-name="T25"> is binary input port.</text:span></text:span><text:span text:style-name="Category"><text:span text:style-name="T34"> Error-handling-mode</text:span></text:span><text:span text:style-name="Category"><text:span text:style-name="T25"> is symbol can be </text:span></text:span><text:span text:style-name="Category"><text:span text:style-name="T34">ignore, raise </text:span></text:span><text:span text:style-name="Category"><text:span text:style-name="T25">or </text:span></text:span><text:span text:style-name="Category"><text:span text:style-name="T34">replace</text:span></text:span><text:span text:style-name="Category"><text:span text:style-name="T25"> depending on a transcoder which uses this custom codec. </text:span></text:span><text:span text:style-name="Category"><text:span text:style-name="T34">Check-bom?</text:span></text:span><text:span text:style-name="Category"><text:span text:style-name="T25"> is boolean, if </text:span></text:span><text:span text:style-name="Category"><text:span text:style-name="T34">getc</text:span></text:span><text:span text:style-name="Category"><text:span text:style-name="T25"> is being called first time, it is #t, otherwise #f. </text:span></text:span><text:span text:style-name="Category"><text:span text:style-name="T34">Userdata</text:span></text:span><text:span text:style-name="Category"><text:span text:style-name="T25"> is user defined data which is given when the codec is created.</text:span></text:span></text:p>
      <text:p text:style-name="P22"><text:span text:style-name="Category"><text:span text:style-name="T25">The basic process of </text:span></text:span><text:span text:style-name="Category"><text:span text:style-name="T34">getc</text:span></text:span><text:span text:style-name="Category"><text:span text:style-name="T25"> is reading binary data from </text:span></text:span><text:span text:style-name="Category"><text:span text:style-name="T34">input-port</text:span></text:span><text:span text:style-name="Category"><text:span text:style-name="T25"> and converting the data to UCS4. Returning UCS4 must be integer and does not have to be 4 byte.</text:span></text:span></text:p>
      <text:p text:style-name="P22"><text:span text:style-name="Category"><text:span text:style-name="T34">Putc</text:span></text:span><text:span text:style-name="Category"><text:span text:style-name="T25"> must take 4 arguments, </text:span></text:span><text:span text:style-name="Category"><text:span text:style-name="T34">output-port, char, error-handling-mode</text:span></text:span><text:span text:style-name="Category"><text:span text:style-name="T25"> and </text:span></text:span><text:span text:style-name="Category"><text:span text:style-name="T34">userdata</text:span></text:span><text:span text:style-name="Category"><text:span text:style-name="T25">. </text:span></text:span><text:span text:style-name="Category"><text:span text:style-name="T34">Output-port </text:span></text:span><text:span text:style-name="Category"><text:span text:style-name="T25">is binary output port. </text:span></text:span><text:span text:style-name="Category"><text:span text:style-name="T34">Char</text:span></text:span><text:span text:style-name="Category"><text:span text:style-name="T25"> is character object which needs to be converted from UCS4. </text:span></text:span><text:span text:style-name="Category"><text:span text:style-name="T34">Error-handling-mode</text:span></text:span><text:span text:style-name="Category"><text:span text:style-name="T25"> is symbol can be </text:span></text:span><text:span text:style-name="Category"><text:span text:style-name="T34">ignore, raise </text:span></text:span><text:span text:style-name="Category"><text:span text:style-name="T25">or </text:span></text:span><text:span text:style-name="Category"><text:span text:style-name="T34">replace</text:span></text:span><text:span text:style-name="Category"><text:span text:style-name="T25"> depending on a transcoder which uses this custom codec.</text:span></text:span><text:span text:style-name="Category"><text:span text:style-name="T34">Userdata</text:span></text:span><text:span text:style-name="Category"><text:span text:style-name="T25"> is user defined data which is given when the codec is created.</text:span></text:span></text:p>
      <text:p text:style-name="P22"><text:span text:style-name="Category"><text:span text:style-name="T25">The basic process of </text:span></text:span><text:span text:style-name="Category"><text:span text:style-name="T34">putc</text:span></text:span><text:span text:style-name="Category"><text:span text:style-name="T25"> is converting given UCS4 charactner to target encoding data and putting it to </text:span></text:span><text:span text:style-name="Category"><text:span text:style-name="T34">output-port </text:span></text:span><text:span text:style-name="Category"><text:span text:style-name="T25">as binary data.</text:span></text:span></text:p>
      <text:p text:style-name="P22"><text:span text:style-name="Category"><text:span text:style-name="T25">For sample implementation, see sitelib/encoding directory. You can find some custom codecs.</text:span></text:span></text:p>
      <text:h text:style-name="Heading_20_3" text:outline-level="3"><text:span text:style-name="Category"><text:span text:style-name="T39">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4">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3">symbol</text:span></text:span></text:p>
      <text:p text:style-name="P22">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3">obj</text:span></text:span></text:p>
      <text:p text:style-name="P22"><text:span text:style-name="T6">Returns #t if </text:span><text:span text:style-name="T16">obj </text:span><text:span text:style-name="T6">is keyword, otherwise #f.</text:span></text:p>
      <text:h text:style-name="P32"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3">string</text:span></text:span></text:p>
      <text:p text:style-name="P5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3">string1 string2</text:span></text:span></text:p>
      <text:p text:style-name="P5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5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3">bv :optional start end</text:span></text:span></text:p>
      <text:p text:style-name="P5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3">ei</text:span></text:span></text:p>
      <text:p text:style-name="P18">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3">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3">list</text:span></text:span></text:p>
      <text:p text:style-name="P55">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3">obj1 obj2 obj3</text:span></text:span></text:p>
      <text:p text:style-name="P55">Returns <text:span text:style-name="T16">(cons (cons obj1 obj2) obj3)</text:span>. Useful to put an entry at the head of an associativ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09T21:34:55.75</dc:date>
    <meta:editing-duration>P2DT2H3M45S</meta:editing-duration>
    <meta:editing-cycles>445</meta:editing-cycles>
    <meta:generator>OpenOffice.org/3.3$Win32 OpenOffice.org_project/330m20$Build-9567</meta:generator>
    <dc:creator>takashi kato</dc:creator>
    <meta:document-statistic meta:table-count="1" meta:image-count="0" meta:object-count="16" meta:page-count="84" meta:paragraph-count="2192" meta:word-count="31002" meta:character-count="203944"/>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